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igh" table:style-name="ta1">
        <table:shapes>
          <draw:frame draw:z-index="0" draw:style-name="gr1" draw:text-style-name="P1" svg:width="6.2988in" svg:height="3.5429in" svg:x="8.2949in" svg:y="0.5728in">
            <draw:object draw:notify-on-update-of-ranges="high.A4:high.A12 high.H4:high.H12 high.O4:high.O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0" table:default-cell-style-name="Default"/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tbb queue</text:p>
          </table:table-cell>
          <table:table-cell table:number-columns-repeated="6"/>
          <table:table-cell office:value-type="string" calcext:value-type="string">
            <text:p>mpmc queue</text:p>
          </table:table-cell>
          <table:table-cell table:number-columns-repeated="6"/>
          <table:table-cell office:value-type="string" calcext:value-type="string">
            <text:p>work contract</text:p>
          </table:table-cell>
          <table:table-cell table:number-columns-repeated="5"/>
        </table:table-row>
        <table:table-row table:style-name="ro1">
          <table:table-cell office:value-type="float" office:value="37200258" calcext:value-type="float">
            <text:p>37200258</text:p>
          </table:table-cell>
          <table:table-cell office:value-type="float" office:value="1453154.445" calcext:value-type="float">
            <text:p>1453154.445</text:p>
          </table:table-cell>
          <table:table-cell office:value-type="float" office:value="0.498" calcext:value-type="float">
            <text:p>0.4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-nan</text:p>
          </table:table-cell>
          <table:table-cell/>
          <table:table-cell office:value-type="float" office:value="39684175" calcext:value-type="float">
            <text:p>39684175</text:p>
          </table:table-cell>
          <table:table-cell office:value-type="float" office:value="1550183.957" calcext:value-type="float">
            <text:p>1550183.957</text:p>
          </table:table-cell>
          <table:table-cell office:value-type="float" office:value="1553220.559" calcext:value-type="float">
            <text:p>1553220.559</text:p>
          </table:table-cell>
          <table:table-cell office:value-type="float" office:value="1.002" calcext:value-type="float">
            <text:p>1.002</text:p>
          </table:table-cell>
          <table:table-cell table:number-columns-repeated="2" office:value-type="string" calcext:value-type="string">
            <text:p><text:s/>-nan</text:p>
          </table:table-cell>
          <table:table-cell/>
          <table:table-cell office:value-type="float" office:value="18342855" calcext:value-type="float">
            <text:p>18342855</text:p>
          </table:table-cell>
          <table:table-cell office:value-type="float" office:value="716528.746" calcext:value-type="float">
            <text:p>716528.746</text:p>
          </table:table-cell>
          <table:table-cell office:value-type="float" office:value="0.967" calcext:value-type="float">
            <text:p>0.9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-nan</text:p>
          </table:table-cell>
        </table:table-row>
        <table:table-row table:style-name="ro1">
          <table:table-cell office:value-type="float" office:value="5221120" calcext:value-type="float">
            <text:p>5221120</text:p>
          </table:table-cell>
          <table:table-cell office:value-type="float" office:value="407906.051" calcext:value-type="float">
            <text:p>407906.051</text:p>
          </table:table-cell>
          <table:table-cell office:value-type="float" office:value="4.922" calcext:value-type="float">
            <text:p>4.922</text:p>
          </table:table-cell>
          <table:table-cell office:value-type="float" office:value="0" calcext:value-type="float">
            <text:p>0</text:p>
          </table:table-cell>
          <table:table-cell office:value-type="float" office:value="124566.052" calcext:value-type="float">
            <text:p>124566.052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6695604" calcext:value-type="float">
            <text:p>6695604</text:p>
          </table:table-cell>
          <table:table-cell office:value-type="float" office:value="523100.75" calcext:value-type="float">
            <text:p>523100.75</text:p>
          </table:table-cell>
          <table:table-cell office:value-type="float" office:value="369527.427" calcext:value-type="float">
            <text:p>369527.427</text:p>
          </table:table-cell>
          <table:table-cell office:value-type="float" office:value="0.706" calcext:value-type="float">
            <text:p>0.706</text:p>
          </table:table-cell>
          <table:table-cell office:value-type="float" office:value="448666.324" calcext:value-type="float">
            <text:p>448666.324</text:p>
          </table:table-cell>
          <table:table-cell office:value-type="float" office:value="0.007" calcext:value-type="float">
            <text:p>0.007</text:p>
          </table:table-cell>
          <table:table-cell/>
          <table:table-cell office:value-type="float" office:value="8948564" calcext:value-type="float">
            <text:p>8948564</text:p>
          </table:table-cell>
          <table:table-cell office:value-type="float" office:value="699117.285" calcext:value-type="float">
            <text:p>699117.285</text:p>
          </table:table-cell>
          <table:table-cell office:value-type="float" office:value="6.262" calcext:value-type="float">
            <text:p>6.262</text:p>
          </table:table-cell>
          <table:table-cell office:value-type="float" office:value="0" calcext:value-type="float">
            <text:p>0</text:p>
          </table:table-cell>
          <table:table-cell office:value-type="float" office:value="2000.405" calcext:value-type="float">
            <text:p>2000.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1394" calcext:value-type="float">
            <text:p>2431394</text:p>
          </table:table-cell>
          <table:table-cell office:value-type="float" office:value="284933.168" calcext:value-type="float">
            <text:p>284933.168</text:p>
          </table:table-cell>
          <table:table-cell office:value-type="float" office:value="8.061" calcext:value-type="float">
            <text:p>8.061</text:p>
          </table:table-cell>
          <table:table-cell office:value-type="float" office:value="0" calcext:value-type="float">
            <text:p>0</text:p>
          </table:table-cell>
          <table:table-cell office:value-type="float" office:value="4177975.733" calcext:value-type="float">
            <text:p>4177975.733</text:p>
          </table:table-cell>
          <table:table-cell office:value-type="float" office:value="0.172" calcext:value-type="float">
            <text:p>0.172</text:p>
          </table:table-cell>
          <table:table-cell/>
          <table:table-cell office:value-type="float" office:value="2903141" calcext:value-type="float">
            <text:p>2903141</text:p>
          </table:table-cell>
          <table:table-cell office:value-type="float" office:value="340216.957" calcext:value-type="float">
            <text:p>340216.957</text:p>
          </table:table-cell>
          <table:table-cell office:value-type="float" office:value="240335.335" calcext:value-type="float">
            <text:p>240335.335</text:p>
          </table:table-cell>
          <table:table-cell office:value-type="float" office:value="0.706" calcext:value-type="float">
            <text:p>0.706</text:p>
          </table:table-cell>
          <table:table-cell office:value-type="float" office:value="11928574.176" calcext:value-type="float">
            <text:p>11928574.176</text:p>
          </table:table-cell>
          <table:table-cell office:value-type="float" office:value="0.411" calcext:value-type="float">
            <text:p>0.411</text:p>
          </table:table-cell>
          <table:table-cell/>
          <table:table-cell office:value-type="float" office:value="6274538" calcext:value-type="float">
            <text:p>6274538</text:p>
          </table:table-cell>
          <table:table-cell office:value-type="float" office:value="735308.562" calcext:value-type="float">
            <text:p>735308.562</text:p>
          </table:table-cell>
          <table:table-cell office:value-type="float" office:value="275.522" calcext:value-type="float">
            <text:p>275.522</text:p>
          </table:table-cell>
          <table:table-cell office:value-type="float" office:value="0" calcext:value-type="float">
            <text:p>0</text:p>
          </table:table-cell>
          <table:table-cell office:value-type="float" office:value="5396314.509" calcext:value-type="float">
            <text:p>5396314.509</text:p>
          </table:table-cell>
          <table:table-cell office:value-type="float" office:value="0.086" calcext:value-type="float">
            <text:p>0.086</text:p>
          </table:table-cell>
        </table:table-row>
        <table:table-row table:style-name="ro1">
          <table:table-cell office:value-type="float" office:value="1820277" calcext:value-type="float">
            <text:p>1820277</text:p>
          </table:table-cell>
          <table:table-cell office:value-type="float" office:value="284422.559" calcext:value-type="float">
            <text:p>284422.559</text:p>
          </table:table-cell>
          <table:table-cell office:value-type="float" office:value="5.8" calcext:value-type="float">
            <text:p>5.8</text:p>
          </table:table-cell>
          <table:table-cell office:value-type="float" office:value="0" calcext:value-type="float">
            <text:p>0</text:p>
          </table:table-cell>
          <table:table-cell office:value-type="float" office:value="174158.237" calcext:value-type="float">
            <text:p>174158.237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2343423" calcext:value-type="float">
            <text:p>2343423</text:p>
          </table:table-cell>
          <table:table-cell office:value-type="float" office:value="366164.004" calcext:value-type="float">
            <text:p>366164.004</text:p>
          </table:table-cell>
          <table:table-cell office:value-type="float" office:value="256392.747" calcext:value-type="float">
            <text:p>256392.747</text:p>
          </table:table-cell>
          <table:table-cell office:value-type="float" office:value="0.7" calcext:value-type="float">
            <text:p>0.7</text:p>
          </table:table-cell>
          <table:table-cell office:value-type="float" office:value="492579.384" calcext:value-type="float">
            <text:p>492579.384</text:p>
          </table:table-cell>
          <table:table-cell office:value-type="float" office:value="0.021" calcext:value-type="float">
            <text:p>0.021</text:p>
          </table:table-cell>
          <table:table-cell/>
          <table:table-cell office:value-type="float" office:value="3917880" calcext:value-type="float">
            <text:p>3917880</text:p>
          </table:table-cell>
          <table:table-cell office:value-type="float" office:value="612178.188" calcext:value-type="float">
            <text:p>612178.188</text:p>
          </table:table-cell>
          <table:table-cell office:value-type="float" office:value="227.669" calcext:value-type="float">
            <text:p>227.669</text:p>
          </table:table-cell>
          <table:table-cell office:value-type="float" office:value="0" calcext:value-type="float">
            <text:p>0</text:p>
          </table:table-cell>
          <table:table-cell office:value-type="float" office:value="253308.809" calcext:value-type="float">
            <text:p>253308.809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float" office:value="1306078" calcext:value-type="float">
            <text:p>1306078</text:p>
          </table:table-cell>
          <table:table-cell office:value-type="float" office:value="255096.98" calcext:value-type="float">
            <text:p>255096.98</text:p>
          </table:table-cell>
          <table:table-cell office:value-type="float" office:value="5.417" calcext:value-type="float">
            <text:p>5.417</text:p>
          </table:table-cell>
          <table:table-cell office:value-type="float" office:value="0" calcext:value-type="float">
            <text:p>0</text:p>
          </table:table-cell>
          <table:table-cell office:value-type="float" office:value="7916331.688" calcext:value-type="float">
            <text:p>7916331.688</text:p>
          </table:table-cell>
          <table:table-cell office:value-type="float" office:value="0.606" calcext:value-type="float">
            <text:p>0.606</text:p>
          </table:table-cell>
          <table:table-cell/>
          <table:table-cell office:value-type="float" office:value="2249512" calcext:value-type="float">
            <text:p>2249512</text:p>
          </table:table-cell>
          <table:table-cell office:value-type="float" office:value="439364.156" calcext:value-type="float">
            <text:p>439364.156</text:p>
          </table:table-cell>
          <table:table-cell office:value-type="float" office:value="307910.064" calcext:value-type="float">
            <text:p>307910.064</text:p>
          </table:table-cell>
          <table:table-cell office:value-type="float" office:value="0.701" calcext:value-type="float">
            <text:p>0.701</text:p>
          </table:table-cell>
          <table:table-cell office:value-type="float" office:value="710668.767" calcext:value-type="float">
            <text:p>710668.767</text:p>
          </table:table-cell>
          <table:table-cell office:value-type="float" office:value="0.032" calcext:value-type="float">
            <text:p>0.032</text:p>
          </table:table-cell>
          <table:table-cell/>
          <table:table-cell office:value-type="float" office:value="4001968" calcext:value-type="float">
            <text:p>4001968</text:p>
          </table:table-cell>
          <table:table-cell office:value-type="float" office:value="781646.156" calcext:value-type="float">
            <text:p>781646.156</text:p>
          </table:table-cell>
          <table:table-cell office:value-type="float" office:value="279.235" calcext:value-type="float">
            <text:p>279.235</text:p>
          </table:table-cell>
          <table:table-cell office:value-type="float" office:value="0" calcext:value-type="float">
            <text:p>0</text:p>
          </table:table-cell>
          <table:table-cell office:value-type="float" office:value="686437.918" calcext:value-type="float">
            <text:p>686437.918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float" office:value="880125" calcext:value-type="float">
            <text:p>880125</text:p>
          </table:table-cell>
          <table:table-cell office:value-type="float" office:value="206282.137" calcext:value-type="float">
            <text:p>206282.137</text:p>
          </table:table-cell>
          <table:table-cell office:value-type="float" office:value="2.221" calcext:value-type="float">
            <text:p>2.221</text:p>
          </table:table-cell>
          <table:table-cell office:value-type="float" office:value="0" calcext:value-type="float">
            <text:p>0</text:p>
          </table:table-cell>
          <table:table-cell office:value-type="float" office:value="8609546.064" calcext:value-type="float">
            <text:p>8609546.064</text:p>
          </table:table-cell>
          <table:table-cell office:value-type="float" office:value="0.978" calcext:value-type="float">
            <text:p>0.978</text:p>
          </table:table-cell>
          <table:table-cell/>
          <table:table-cell office:value-type="float" office:value="1493681" calcext:value-type="float">
            <text:p>1493681</text:p>
          </table:table-cell>
          <table:table-cell office:value-type="float" office:value="350086.332" calcext:value-type="float">
            <text:p>350086.332</text:p>
          </table:table-cell>
          <table:table-cell office:value-type="float" office:value="245137.576" calcext:value-type="float">
            <text:p>245137.576</text:p>
          </table:table-cell>
          <table:table-cell office:value-type="float" office:value="0.7" calcext:value-type="float">
            <text:p>0.7</text:p>
          </table:table-cell>
          <table:table-cell office:value-type="float" office:value="1677990.034" calcext:value-type="float">
            <text:p>1677990.034</text:p>
          </table:table-cell>
          <table:table-cell office:value-type="float" office:value="0.112" calcext:value-type="float">
            <text:p>0.112</text:p>
          </table:table-cell>
          <table:table-cell/>
          <table:table-cell office:value-type="float" office:value="3002787" calcext:value-type="float">
            <text:p>3002787</text:p>
          </table:table-cell>
          <table:table-cell office:value-type="float" office:value="703787.816" calcext:value-type="float">
            <text:p>703787.816</text:p>
          </table:table-cell>
          <table:table-cell office:value-type="float" office:value="283.567" calcext:value-type="float">
            <text:p>283.567</text:p>
          </table:table-cell>
          <table:table-cell office:value-type="float" office:value="0" calcext:value-type="float">
            <text:p>0</text:p>
          </table:table-cell>
          <table:table-cell office:value-type="float" office:value="2592649.043" calcext:value-type="float">
            <text:p>2592649.043</text:p>
          </table:table-cell>
          <table:table-cell office:value-type="float" office:value="0.086" calcext:value-type="float">
            <text:p>0.086</text:p>
          </table:table-cell>
        </table:table-row>
        <table:table-row table:style-name="ro1">
          <table:table-cell office:value-type="float" office:value="686586" calcext:value-type="float">
            <text:p>686586</text:p>
          </table:table-cell>
          <table:table-cell office:value-type="float" office:value="187740.969" calcext:value-type="float">
            <text:p>187740.969</text:p>
          </table:table-cell>
          <table:table-cell office:value-type="float" office:value="1.021" calcext:value-type="float">
            <text:p>1.021</text:p>
          </table:table-cell>
          <table:table-cell office:value-type="float" office:value="0" calcext:value-type="float">
            <text:p>0</text:p>
          </table:table-cell>
          <table:table-cell office:value-type="float" office:value="5014952.699" calcext:value-type="float">
            <text:p>5014952.699</text:p>
          </table:table-cell>
          <table:table-cell office:value-type="float" office:value="0.73" calcext:value-type="float">
            <text:p>0.73</text:p>
          </table:table-cell>
          <table:table-cell/>
          <table:table-cell office:value-type="float" office:value="1383964" calcext:value-type="float">
            <text:p>1383964</text:p>
          </table:table-cell>
          <table:table-cell office:value-type="float" office:value="378432.723" calcext:value-type="float">
            <text:p>378432.723</text:p>
          </table:table-cell>
          <table:table-cell office:value-type="float" office:value="323757.417" calcext:value-type="float">
            <text:p>323757.417</text:p>
          </table:table-cell>
          <table:table-cell office:value-type="float" office:value="0.856" calcext:value-type="float">
            <text:p>0.856</text:p>
          </table:table-cell>
          <table:table-cell office:value-type="float" office:value="783848.87" calcext:value-type="float">
            <text:p>783848.87</text:p>
          </table:table-cell>
          <table:table-cell office:value-type="float" office:value="0.057" calcext:value-type="float">
            <text:p>0.057</text:p>
          </table:table-cell>
          <table:table-cell/>
          <table:table-cell office:value-type="float" office:value="2880502" calcext:value-type="float">
            <text:p>2880502</text:p>
          </table:table-cell>
          <table:table-cell office:value-type="float" office:value="787649.621" calcext:value-type="float">
            <text:p>787649.621</text:p>
          </table:table-cell>
          <table:table-cell office:value-type="float" office:value="366.407" calcext:value-type="float">
            <text:p>366.407</text:p>
          </table:table-cell>
          <table:table-cell office:value-type="float" office:value="0" calcext:value-type="float">
            <text:p>0</text:p>
          </table:table-cell>
          <table:table-cell office:value-type="float" office:value="2401224.206" calcext:value-type="float">
            <text:p>2401224.206</text:p>
          </table:table-cell>
          <table:table-cell office:value-type="float" office:value="0.083" calcext:value-type="float">
            <text:p>0.083</text:p>
          </table:table-cell>
        </table:table-row>
        <table:table-row table:style-name="ro1">
          <table:table-cell office:value-type="float" office:value="535476" calcext:value-type="float">
            <text:p>535476</text:p>
          </table:table-cell>
          <table:table-cell office:value-type="float" office:value="167338.398" calcext:value-type="float">
            <text:p>167338.398</text:p>
          </table:table-cell>
          <table:table-cell office:value-type="float" office:value="1.207" calcext:value-type="float">
            <text:p>1.207</text:p>
          </table:table-cell>
          <table:table-cell office:value-type="float" office:value="0" calcext:value-type="float">
            <text:p>0</text:p>
          </table:table-cell>
          <table:table-cell office:value-type="float" office:value="4807007.1" calcext:value-type="float">
            <text:p>4807007.1</text:p>
          </table:table-cell>
          <table:table-cell office:value-type="float" office:value="0.898" calcext:value-type="float">
            <text:p>0.898</text:p>
          </table:table-cell>
          <table:table-cell/>
          <table:table-cell office:value-type="float" office:value="1212398" calcext:value-type="float">
            <text:p>1212398</text:p>
          </table:table-cell>
          <table:table-cell office:value-type="float" office:value="378879.199" calcext:value-type="float">
            <text:p>378879.199</text:p>
          </table:table-cell>
          <table:table-cell office:value-type="float" office:value="356122.181" calcext:value-type="float">
            <text:p>356122.181</text:p>
          </table:table-cell>
          <table:table-cell office:value-type="float" office:value="0.94" calcext:value-type="float">
            <text:p>0.94</text:p>
          </table:table-cell>
          <table:table-cell office:value-type="float" office:value="983784.268" calcext:value-type="float">
            <text:p>983784.268</text:p>
          </table:table-cell>
          <table:table-cell office:value-type="float" office:value="0.081" calcext:value-type="float">
            <text:p>0.081</text:p>
          </table:table-cell>
          <table:table-cell/>
          <table:table-cell office:value-type="float" office:value="2341482" calcext:value-type="float">
            <text:p>2341482</text:p>
          </table:table-cell>
          <table:table-cell office:value-type="float" office:value="731723.922" calcext:value-type="float">
            <text:p>731723.922</text:p>
          </table:table-cell>
          <table:table-cell office:value-type="float" office:value="368.987" calcext:value-type="float">
            <text:p>368.987</text:p>
          </table:table-cell>
          <table:table-cell office:value-type="float" office:value="0.001" calcext:value-type="float">
            <text:p>0.001</text:p>
          </table:table-cell>
          <table:table-cell office:value-type="float" office:value="1213279.52" calcext:value-type="float">
            <text:p>1213279.52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>
          <table:table-cell office:value-type="float" office:value="498146" calcext:value-type="float">
            <text:p>498146</text:p>
          </table:table-cell>
          <table:table-cell office:value-type="float" office:value="175132.145" calcext:value-type="float">
            <text:p>175132.145</text:p>
          </table:table-cell>
          <table:table-cell office:value-type="float" office:value="3.814" calcext:value-type="float">
            <text:p>3.814</text:p>
          </table:table-cell>
          <table:table-cell office:value-type="float" office:value="0" calcext:value-type="float">
            <text:p>0</text:p>
          </table:table-cell>
          <table:table-cell office:value-type="float" office:value="7746047.989" calcext:value-type="float">
            <text:p>7746047.989</text:p>
          </table:table-cell>
          <table:table-cell office:value-type="float" office:value="1.555" calcext:value-type="float">
            <text:p>1.555</text:p>
          </table:table-cell>
          <table:table-cell/>
          <table:table-cell office:value-type="float" office:value="1051096" calcext:value-type="float">
            <text:p>1051096</text:p>
          </table:table-cell>
          <table:table-cell office:value-type="float" office:value="369531.238" calcext:value-type="float">
            <text:p>369531.238</text:p>
          </table:table-cell>
          <table:table-cell office:value-type="float" office:value="257263.363" calcext:value-type="float">
            <text:p>257263.363</text:p>
          </table:table-cell>
          <table:table-cell office:value-type="float" office:value="0.696" calcext:value-type="float">
            <text:p>0.696</text:p>
          </table:table-cell>
          <table:table-cell office:value-type="float" office:value="1964429" calcext:value-type="float">
            <text:p>1964429</text:p>
          </table:table-cell>
          <table:table-cell office:value-type="float" office:value="0.187" calcext:value-type="float">
            <text:p>0.187</text:p>
          </table:table-cell>
          <table:table-cell/>
          <table:table-cell office:value-type="float" office:value="2398311" calcext:value-type="float">
            <text:p>2398311</text:p>
          </table:table-cell>
          <table:table-cell office:value-type="float" office:value="843168.871" calcext:value-type="float">
            <text:p>843168.871</text:p>
          </table:table-cell>
          <table:table-cell office:value-type="float" office:value="400.877" calcext:value-type="float">
            <text:p>400.877</text:p>
          </table:table-cell>
          <table:table-cell office:value-type="float" office:value="0" calcext:value-type="float">
            <text:p>0</text:p>
          </table:table-cell>
          <table:table-cell office:value-type="float" office:value="2276161.002" calcext:value-type="float">
            <text:p>2276161.002</text:p>
          </table:table-cell>
          <table:table-cell office:value-type="float" office:value="0.095" calcext:value-type="float">
            <text:p>0.095</text:p>
          </table:table-cell>
        </table:table-row>
        <table:table-row table:style-name="ro1">
          <table:table-cell office:value-type="float" office:value="366528" calcext:value-type="float">
            <text:p>366528</text:p>
          </table:table-cell>
          <table:table-cell office:value-type="float" office:value="143177.219" calcext:value-type="float">
            <text:p>143177.219</text:p>
          </table:table-cell>
          <table:table-cell office:value-type="float" office:value="0.876" calcext:value-type="float">
            <text:p>0.876</text:p>
          </table:table-cell>
          <table:table-cell office:value-type="float" office:value="0" calcext:value-type="float">
            <text:p>0</text:p>
          </table:table-cell>
          <table:table-cell office:value-type="float" office:value="3231665.075" calcext:value-type="float">
            <text:p>3231665.075</text:p>
          </table:table-cell>
          <table:table-cell office:value-type="float" office:value="0.882" calcext:value-type="float">
            <text:p>0.882</text:p>
          </table:table-cell>
          <table:table-cell/>
          <table:table-cell office:value-type="float" office:value="966761" calcext:value-type="float">
            <text:p>966761</text:p>
          </table:table-cell>
          <table:table-cell office:value-type="float" office:value="377645.453" calcext:value-type="float">
            <text:p>377645.453</text:p>
          </table:table-cell>
          <table:table-cell office:value-type="float" office:value="286666.298" calcext:value-type="float">
            <text:p>286666.298</text:p>
          </table:table-cell>
          <table:table-cell office:value-type="float" office:value="0.759" calcext:value-type="float">
            <text:p>0.759</text:p>
          </table:table-cell>
          <table:table-cell office:value-type="float" office:value="785717.364" calcext:value-type="float">
            <text:p>785717.364</text:p>
          </table:table-cell>
          <table:table-cell office:value-type="float" office:value="0.081" calcext:value-type="float">
            <text:p>0.081</text:p>
          </table:table-cell>
          <table:table-cell/>
          <table:table-cell office:value-type="float" office:value="2329002" calcext:value-type="float">
            <text:p>2329002</text:p>
          </table:table-cell>
          <table:table-cell office:value-type="float" office:value="909780.836" calcext:value-type="float">
            <text:p>909780.836</text:p>
          </table:table-cell>
          <table:table-cell office:value-type="float" office:value="510.342" calcext:value-type="float">
            <text:p>510.342</text:p>
          </table:table-cell>
          <table:table-cell office:value-type="float" office:value="0.001" calcext:value-type="float">
            <text:p>0.001</text:p>
          </table:table-cell>
          <table:table-cell office:value-type="float" office:value="2417801.714" calcext:value-type="float">
            <text:p>2417801.714</text:p>
          </table:table-cell>
          <table:table-cell office:value-type="float" office:value="0.104" calcext:value-type="float">
            <text:p>0.104</text:p>
          </table:table-cell>
        </table:table-row>
      </table:table>
      <table:table table:name="100" table:style-name="ta1">
        <table:shapes>
          <draw:frame draw:z-index="0" draw:style-name="gr1" draw:text-style-name="P1" svg:width="6.2988in" svg:height="3.5429in" svg:x="4.7394in" svg:y="0.3949in">
            <draw:object draw:notify-on-update-of-ranges="'100'.B3:'100'.B11 '100'.I3:'100'.I11 '100'.P3:'100'.P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tbb</text:p>
          </table:table-cell>
          <table:table-cell table:number-columns-repeated="6"/>
          <table:table-cell office:value-type="string" calcext:value-type="string">
            <text:p>mpmc</text:p>
          </table:table-cell>
          <table:table-cell table:number-columns-repeated="6"/>
          <table:table-cell office:value-type="string" calcext:value-type="string">
            <text:p>wc</text:p>
          </table:table-cell>
          <table:table-cell table:number-columns-repeated="5"/>
        </table:table-row>
        <table:table-row table:style-name="ro1">
          <table:table-cell/>
          <table:table-cell office:value-type="float" office:value="4598038" calcext:value-type="float">
            <text:p>4598038</text:p>
          </table:table-cell>
          <table:table-cell office:value-type="float" office:value="179614" calcext:value-type="float">
            <text:p>179614</text:p>
          </table:table-cell>
          <table:table-cell office:value-type="float" office:value="0.488846" calcext:value-type="float">
            <text:p>0.4888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-nan</text:p>
          </table:table-cell>
          <table:table-cell/>
          <table:table-cell office:value-type="float" office:value="4573240" calcext:value-type="float">
            <text:p>4573240</text:p>
          </table:table-cell>
          <table:table-cell office:value-type="float" office:value="178644.605" calcext:value-type="float">
            <text:p>178644.605</text:p>
          </table:table-cell>
          <table:table-cell office:value-type="float" office:value="178994.546" calcext:value-type="float">
            <text:p>178994.546</text:p>
          </table:table-cell>
          <table:table-cell office:value-type="float" office:value="1.002" calcext:value-type="float">
            <text:p>1.002</text:p>
          </table:table-cell>
          <table:table-cell table:number-columns-repeated="2" office:value-type="string" calcext:value-type="string">
            <text:p><text:s/>-nan</text:p>
          </table:table-cell>
          <table:table-cell/>
          <table:table-cell office:value-type="float" office:value="3965420" calcext:value-type="float">
            <text:p>3965420</text:p>
          </table:table-cell>
          <table:table-cell office:value-type="float" office:value="154901.527" calcext:value-type="float">
            <text:p>154901.527</text:p>
          </table:table-cell>
          <table:table-cell office:value-type="float" office:value="0.835" calcext:value-type="float">
            <text:p>0.8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-nan</text:p>
          </table:table-cell>
        </table:table-row>
        <table:table-row table:style-name="ro1">
          <table:table-cell/>
          <table:table-cell office:value-type="float" office:value="3187265" calcext:value-type="float">
            <text:p>3187265</text:p>
          </table:table-cell>
          <table:table-cell office:value-type="float" office:value="249008.23" calcext:value-type="float">
            <text:p>249008.23</text:p>
          </table:table-cell>
          <table:table-cell office:value-type="float" office:value="0.431" calcext:value-type="float">
            <text:p>0.431</text:p>
          </table:table-cell>
          <table:table-cell office:value-type="float" office:value="0" calcext:value-type="float">
            <text:p>0</text:p>
          </table:table-cell>
          <table:table-cell office:value-type="float" office:value="4601.144" calcext:value-type="float">
            <text:p>4601.1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598778" calcext:value-type="float">
            <text:p>3598778</text:p>
          </table:table-cell>
          <table:table-cell office:value-type="float" office:value="281158.684" calcext:value-type="float">
            <text:p>281158.684</text:p>
          </table:table-cell>
          <table:table-cell office:value-type="float" office:value="198615.37" calcext:value-type="float">
            <text:p>198615.37</text:p>
          </table:table-cell>
          <table:table-cell office:value-type="float" office:value="0.706" calcext:value-type="float">
            <text:p>0.706</text:p>
          </table:table-cell>
          <table:table-cell office:value-type="float" office:value="176479.003" calcext:value-type="float">
            <text:p>176479.003</text:p>
          </table:table-cell>
          <table:table-cell office:value-type="float" office:value="0.005" calcext:value-type="float">
            <text:p>0.005</text:p>
          </table:table-cell>
          <table:table-cell/>
          <table:table-cell office:value-type="float" office:value="3054020" calcext:value-type="float">
            <text:p>3054020</text:p>
          </table:table-cell>
          <table:table-cell office:value-type="float" office:value="238599.031" calcext:value-type="float">
            <text:p>238599.031</text:p>
          </table:table-cell>
          <table:table-cell office:value-type="float" office:value="5.667" calcext:value-type="float">
            <text:p>5.667</text:p>
          </table:table-cell>
          <table:table-cell office:value-type="float" office:value="0" calcext:value-type="float">
            <text:p>0</text:p>
          </table:table-cell>
          <table:table-cell office:value-type="float" office:value="1616.446" calcext:value-type="float">
            <text:p>1616.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452608" calcext:value-type="float">
            <text:p>2452608</text:p>
          </table:table-cell>
          <table:table-cell office:value-type="float" office:value="287422.574" calcext:value-type="float">
            <text:p>287422.574</text:p>
          </table:table-cell>
          <table:table-cell office:value-type="float" office:value="1.914" calcext:value-type="float">
            <text:p>1.914</text:p>
          </table:table-cell>
          <table:table-cell office:value-type="float" office:value="0" calcext:value-type="float">
            <text:p>0</text:p>
          </table:table-cell>
          <table:table-cell office:value-type="float" office:value="395755.289" calcext:value-type="float">
            <text:p>395755.289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float" office:value="2593321" calcext:value-type="float">
            <text:p>2593321</text:p>
          </table:table-cell>
          <table:table-cell office:value-type="float" office:value="303908.953" calcext:value-type="float">
            <text:p>303908.953</text:p>
          </table:table-cell>
          <table:table-cell office:value-type="float" office:value="214686.531" calcext:value-type="float">
            <text:p>214686.531</text:p>
          </table:table-cell>
          <table:table-cell office:value-type="float" office:value="0.706" calcext:value-type="float">
            <text:p>0.706</text:p>
          </table:table-cell>
          <table:table-cell office:value-type="float" office:value="625368.336" calcext:value-type="float">
            <text:p>625368.336</text:p>
          </table:table-cell>
          <table:table-cell office:value-type="float" office:value="0.024" calcext:value-type="float">
            <text:p>0.024</text:p>
          </table:table-cell>
          <table:table-cell/>
          <table:table-cell office:value-type="float" office:value="2965216" calcext:value-type="float">
            <text:p>2965216</text:p>
          </table:table-cell>
          <table:table-cell office:value-type="float" office:value="347491.602" calcext:value-type="float">
            <text:p>347491.602</text:p>
          </table:table-cell>
          <table:table-cell office:value-type="float" office:value="112.794" calcext:value-type="float">
            <text:p>112.794</text:p>
          </table:table-cell>
          <table:table-cell office:value-type="float" office:value="0" calcext:value-type="float">
            <text:p>0</text:p>
          </table:table-cell>
          <table:table-cell office:value-type="float" office:value="70906.73" calcext:value-type="float">
            <text:p>70906.73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/>
          <table:table-cell office:value-type="float" office:value="2034459" calcext:value-type="float">
            <text:p>2034459</text:p>
          </table:table-cell>
          <table:table-cell office:value-type="float" office:value="317889.156" calcext:value-type="float">
            <text:p>317889.156</text:p>
          </table:table-cell>
          <table:table-cell office:value-type="float" office:value="3.43" calcext:value-type="float">
            <text:p>3.43</text:p>
          </table:table-cell>
          <table:table-cell office:value-type="float" office:value="0" calcext:value-type="float">
            <text:p>0</text:p>
          </table:table-cell>
          <table:table-cell office:value-type="float" office:value="68472.763" calcext:value-type="float">
            <text:p>68472.763</text:p>
          </table:table-cell>
          <table:table-cell office:value-type="float" office:value="0.003" calcext:value-type="float">
            <text:p>0.003</text:p>
          </table:table-cell>
          <table:table-cell/>
          <table:table-cell office:value-type="float" office:value="2308287" calcext:value-type="float">
            <text:p>2308287</text:p>
          </table:table-cell>
          <table:table-cell office:value-type="float" office:value="360674.855" calcext:value-type="float">
            <text:p>360674.855</text:p>
          </table:table-cell>
          <table:table-cell office:value-type="float" office:value="252548.321" calcext:value-type="float">
            <text:p>252548.321</text:p>
          </table:table-cell>
          <table:table-cell office:value-type="float" office:value="0.7" calcext:value-type="float">
            <text:p>0.7</text:p>
          </table:table-cell>
          <table:table-cell office:value-type="float" office:value="621462.534" calcext:value-type="float">
            <text:p>621462.534</text:p>
          </table:table-cell>
          <table:table-cell office:value-type="float" office:value="0.027" calcext:value-type="float">
            <text:p>0.027</text:p>
          </table:table-cell>
          <table:table-cell/>
          <table:table-cell office:value-type="float" office:value="2866389" calcext:value-type="float">
            <text:p>2866389</text:p>
          </table:table-cell>
          <table:table-cell office:value-type="float" office:value="447880.227" calcext:value-type="float">
            <text:p>447880.227</text:p>
          </table:table-cell>
          <table:table-cell office:value-type="float" office:value="511.194" calcext:value-type="float">
            <text:p>511.194</text:p>
          </table:table-cell>
          <table:table-cell office:value-type="float" office:value="0.001" calcext:value-type="float">
            <text:p>0.001</text:p>
          </table:table-cell>
          <table:table-cell office:value-type="float" office:value="88069.319" calcext:value-type="float">
            <text:p>88069.319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/>
          <table:table-cell office:value-type="float" office:value="1648291" calcext:value-type="float">
            <text:p>1648291</text:p>
          </table:table-cell>
          <table:table-cell office:value-type="float" office:value="321936.488" calcext:value-type="float">
            <text:p>321936.488</text:p>
          </table:table-cell>
          <table:table-cell office:value-type="float" office:value="5.298" calcext:value-type="float">
            <text:p>5.298</text:p>
          </table:table-cell>
          <table:table-cell office:value-type="float" office:value="0" calcext:value-type="float">
            <text:p>0</text:p>
          </table:table-cell>
          <table:table-cell office:value-type="float" office:value="297521.329" calcext:value-type="float">
            <text:p>297521.329</text:p>
          </table:table-cell>
          <table:table-cell office:value-type="float" office:value="0.018" calcext:value-type="float">
            <text:p>0.018</text:p>
          </table:table-cell>
          <table:table-cell/>
          <table:table-cell office:value-type="float" office:value="2075181" calcext:value-type="float">
            <text:p>2075181</text:p>
          </table:table-cell>
          <table:table-cell office:value-type="float" office:value="405314.191" calcext:value-type="float">
            <text:p>405314.191</text:p>
          </table:table-cell>
          <table:table-cell office:value-type="float" office:value="330510.236" calcext:value-type="float">
            <text:p>330510.236</text:p>
          </table:table-cell>
          <table:table-cell office:value-type="float" office:value="0.815" calcext:value-type="float">
            <text:p>0.815</text:p>
          </table:table-cell>
          <table:table-cell office:value-type="float" office:value="991319.791" calcext:value-type="float">
            <text:p>991319.791</text:p>
          </table:table-cell>
          <table:table-cell office:value-type="float" office:value="0.048" calcext:value-type="float">
            <text:p>0.048</text:p>
          </table:table-cell>
          <table:table-cell/>
          <table:table-cell office:value-type="float" office:value="2766596" calcext:value-type="float">
            <text:p>2766596</text:p>
          </table:table-cell>
          <table:table-cell office:value-type="float" office:value="540359.367" calcext:value-type="float">
            <text:p>540359.367</text:p>
          </table:table-cell>
          <table:table-cell office:value-type="float" office:value="520.482" calcext:value-type="float">
            <text:p>520.482</text:p>
          </table:table-cell>
          <table:table-cell office:value-type="float" office:value="0.001" calcext:value-type="float">
            <text:p>0.001</text:p>
          </table:table-cell>
          <table:table-cell office:value-type="float" office:value="13724.949" calcext:value-type="float">
            <text:p>13724.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94661" calcext:value-type="float">
            <text:p>1194661</text:p>
          </table:table-cell>
          <table:table-cell office:value-type="float" office:value="280002.516" calcext:value-type="float">
            <text:p>280002.516</text:p>
          </table:table-cell>
          <table:table-cell office:value-type="float" office:value="5.537" calcext:value-type="float">
            <text:p>5.537</text:p>
          </table:table-cell>
          <table:table-cell office:value-type="float" office:value="0" calcext:value-type="float">
            <text:p>0</text:p>
          </table:table-cell>
          <table:table-cell office:value-type="float" office:value="2096550.596" calcext:value-type="float">
            <text:p>2096550.596</text:p>
          </table:table-cell>
          <table:table-cell office:value-type="float" office:value="0.175" calcext:value-type="float">
            <text:p>0.175</text:p>
          </table:table-cell>
          <table:table-cell/>
          <table:table-cell office:value-type="float" office:value="1673057" calcext:value-type="float">
            <text:p>1673057</text:p>
          </table:table-cell>
          <table:table-cell office:value-type="float" office:value="392128.281" calcext:value-type="float">
            <text:p>392128.281</text:p>
          </table:table-cell>
          <table:table-cell office:value-type="float" office:value="306881.364" calcext:value-type="float">
            <text:p>306881.364</text:p>
          </table:table-cell>
          <table:table-cell office:value-type="float" office:value="0.783" calcext:value-type="float">
            <text:p>0.783</text:p>
          </table:table-cell>
          <table:table-cell office:value-type="float" office:value="557329.509" calcext:value-type="float">
            <text:p>557329.509</text:p>
          </table:table-cell>
          <table:table-cell office:value-type="float" office:value="0.033" calcext:value-type="float">
            <text:p>0.033</text:p>
          </table:table-cell>
          <table:table-cell/>
          <table:table-cell office:value-type="float" office:value="2727332" calcext:value-type="float">
            <text:p>2727332</text:p>
          </table:table-cell>
          <table:table-cell office:value-type="float" office:value="639228.73" calcext:value-type="float">
            <text:p>639228.73</text:p>
          </table:table-cell>
          <table:table-cell office:value-type="float" office:value="1001.041" calcext:value-type="float">
            <text:p>1001.041</text:p>
          </table:table-cell>
          <table:table-cell office:value-type="float" office:value="0.002" calcext:value-type="float">
            <text:p>0.002</text:p>
          </table:table-cell>
          <table:table-cell office:value-type="float" office:value="391732.833" calcext:value-type="float">
            <text:p>391732.833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/>
          <table:table-cell office:value-type="float" office:value="909493" calcext:value-type="float">
            <text:p>909493</text:p>
          </table:table-cell>
          <table:table-cell office:value-type="float" office:value="248693.379" calcext:value-type="float">
            <text:p>248693.379</text:p>
          </table:table-cell>
          <table:table-cell office:value-type="float" office:value="3.982" calcext:value-type="float">
            <text:p>3.982</text:p>
          </table:table-cell>
          <table:table-cell office:value-type="float" office:value="0" calcext:value-type="float">
            <text:p>0</text:p>
          </table:table-cell>
          <table:table-cell office:value-type="float" office:value="3487552.333" calcext:value-type="float">
            <text:p>3487552.333</text:p>
          </table:table-cell>
          <table:table-cell office:value-type="float" office:value="0.383" calcext:value-type="float">
            <text:p>0.383</text:p>
          </table:table-cell>
          <table:table-cell/>
          <table:table-cell office:value-type="float" office:value="1473020" calcext:value-type="float">
            <text:p>1473020</text:p>
          </table:table-cell>
          <table:table-cell office:value-type="float" office:value="402784.246" calcext:value-type="float">
            <text:p>402784.246</text:p>
          </table:table-cell>
          <table:table-cell office:value-type="float" office:value="367343.201" calcext:value-type="float">
            <text:p>367343.201</text:p>
          </table:table-cell>
          <table:table-cell office:value-type="float" office:value="0.912" calcext:value-type="float">
            <text:p>0.912</text:p>
          </table:table-cell>
          <table:table-cell office:value-type="float" office:value="545033.578" calcext:value-type="float">
            <text:p>545033.578</text:p>
          </table:table-cell>
          <table:table-cell office:value-type="float" office:value="0.037" calcext:value-type="float">
            <text:p>0.037</text:p>
          </table:table-cell>
          <table:table-cell/>
          <table:table-cell office:value-type="float" office:value="2545441" calcext:value-type="float">
            <text:p>2545441</text:p>
          </table:table-cell>
          <table:table-cell office:value-type="float" office:value="696030.16" calcext:value-type="float">
            <text:p>696030.16</text:p>
          </table:table-cell>
          <table:table-cell office:value-type="float" office:value="1267.344" calcext:value-type="float">
            <text:p>1267.344</text:p>
          </table:table-cell>
          <table:table-cell office:value-type="float" office:value="0.002" calcext:value-type="float">
            <text:p>0.002</text:p>
          </table:table-cell>
          <table:table-cell office:value-type="float" office:value="268554.829" calcext:value-type="float">
            <text:p>268554.829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/>
          <table:table-cell office:value-type="float" office:value="705342" calcext:value-type="float">
            <text:p>705342</text:p>
          </table:table-cell>
          <table:table-cell office:value-type="float" office:value="220422.555" calcext:value-type="float">
            <text:p>220422.555</text:p>
          </table:table-cell>
          <table:table-cell office:value-type="float" office:value="1.41" calcext:value-type="float">
            <text:p>1.41</text:p>
          </table:table-cell>
          <table:table-cell office:value-type="float" office:value="0" calcext:value-type="float">
            <text:p>0</text:p>
          </table:table-cell>
          <table:table-cell office:value-type="float" office:value="2619433.363" calcext:value-type="float">
            <text:p>2619433.363</text:p>
          </table:table-cell>
          <table:table-cell office:value-type="float" office:value="0.371" calcext:value-type="float">
            <text:p>0.371</text:p>
          </table:table-cell>
          <table:table-cell/>
          <table:table-cell office:value-type="float" office:value="1271134" calcext:value-type="float">
            <text:p>1271134</text:p>
          </table:table-cell>
          <table:table-cell office:value-type="float" office:value="397235.113" calcext:value-type="float">
            <text:p>397235.113</text:p>
          </table:table-cell>
          <table:table-cell office:value-type="float" office:value="353297.848" calcext:value-type="float">
            <text:p>353297.848</text:p>
          </table:table-cell>
          <table:table-cell office:value-type="float" office:value="0.889" calcext:value-type="float">
            <text:p>0.889</text:p>
          </table:table-cell>
          <table:table-cell office:value-type="float" office:value="859008.605" calcext:value-type="float">
            <text:p>859008.605</text:p>
          </table:table-cell>
          <table:table-cell office:value-type="float" office:value="0.068" calcext:value-type="float">
            <text:p>0.068</text:p>
          </table:table-cell>
          <table:table-cell/>
          <table:table-cell office:value-type="float" office:value="2402802" calcext:value-type="float">
            <text:p>2402802</text:p>
          </table:table-cell>
          <table:table-cell office:value-type="float" office:value="750888.883" calcext:value-type="float">
            <text:p>750888.883</text:p>
          </table:table-cell>
          <table:table-cell office:value-type="float" office:value="1423.924" calcext:value-type="float">
            <text:p>1423.924</text:p>
          </table:table-cell>
          <table:table-cell office:value-type="float" office:value="0.002" calcext:value-type="float">
            <text:p>0.002</text:p>
          </table:table-cell>
          <table:table-cell office:value-type="float" office:value="277549.327" calcext:value-type="float">
            <text:p>277549.327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/>
          <table:table-cell office:value-type="float" office:value="589472" calcext:value-type="float">
            <text:p>589472</text:p>
          </table:table-cell>
          <table:table-cell office:value-type="float" office:value="207239.254" calcext:value-type="float">
            <text:p>207239.254</text:p>
          </table:table-cell>
          <table:table-cell office:value-type="float" office:value="3.31" calcext:value-type="float">
            <text:p>3.31</text:p>
          </table:table-cell>
          <table:table-cell office:value-type="float" office:value="0" calcext:value-type="float">
            <text:p>0</text:p>
          </table:table-cell>
          <table:table-cell office:value-type="float" office:value="4271850.877" calcext:value-type="float">
            <text:p>4271850.877</text:p>
          </table:table-cell>
          <table:table-cell office:value-type="float" office:value="0.725" calcext:value-type="float">
            <text:p>0.725</text:p>
          </table:table-cell>
          <table:table-cell/>
          <table:table-cell office:value-type="float" office:value="1133054" calcext:value-type="float">
            <text:p>1133054</text:p>
          </table:table-cell>
          <table:table-cell office:value-type="float" office:value="398345.07" calcext:value-type="float">
            <text:p>398345.07</text:p>
          </table:table-cell>
          <table:table-cell office:value-type="float" office:value="315937.114" calcext:value-type="float">
            <text:p>315937.114</text:p>
          </table:table-cell>
          <table:table-cell office:value-type="float" office:value="0.793" calcext:value-type="float">
            <text:p>0.793</text:p>
          </table:table-cell>
          <table:table-cell office:value-type="float" office:value="1514620.209" calcext:value-type="float">
            <text:p>1514620.209</text:p>
          </table:table-cell>
          <table:table-cell office:value-type="float" office:value="0.134" calcext:value-type="float">
            <text:p>0.134</text:p>
          </table:table-cell>
          <table:table-cell/>
          <table:table-cell office:value-type="float" office:value="2369723" calcext:value-type="float">
            <text:p>2369723</text:p>
          </table:table-cell>
          <table:table-cell office:value-type="float" office:value="833119.379" calcext:value-type="float">
            <text:p>833119.379</text:p>
          </table:table-cell>
          <table:table-cell office:value-type="float" office:value="1092.425" calcext:value-type="float">
            <text:p>1092.425</text:p>
          </table:table-cell>
          <table:table-cell office:value-type="float" office:value="0.001" calcext:value-type="float">
            <text:p>0.001</text:p>
          </table:table-cell>
          <table:table-cell office:value-type="float" office:value="459057.525" calcext:value-type="float">
            <text:p>459057.525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/>
          <table:table-cell office:value-type="float" office:value="484549" calcext:value-type="float">
            <text:p>484549</text:p>
          </table:table-cell>
          <table:table-cell office:value-type="float" office:value="189279.914" calcext:value-type="float">
            <text:p>189279.914</text:p>
          </table:table-cell>
          <table:table-cell office:value-type="float" office:value="2.494" calcext:value-type="float">
            <text:p>2.494</text:p>
          </table:table-cell>
          <table:table-cell office:value-type="float" office:value="0" calcext:value-type="float">
            <text:p>0</text:p>
          </table:table-cell>
          <table:table-cell office:value-type="float" office:value="3361410.583" calcext:value-type="float">
            <text:p>3361410.583</text:p>
          </table:table-cell>
          <table:table-cell office:value-type="float" office:value="0.694" calcext:value-type="float">
            <text:p>0.694</text:p>
          </table:table-cell>
          <table:table-cell/>
          <table:table-cell office:value-type="float" office:value="1033362" calcext:value-type="float">
            <text:p>1033362</text:p>
          </table:table-cell>
          <table:table-cell office:value-type="float" office:value="403661.793" calcext:value-type="float">
            <text:p>403661.793</text:p>
          </table:table-cell>
          <table:table-cell office:value-type="float" office:value="340193.587" calcext:value-type="float">
            <text:p>340193.587</text:p>
          </table:table-cell>
          <table:table-cell office:value-type="float" office:value="0.843" calcext:value-type="float">
            <text:p>0.843</text:p>
          </table:table-cell>
          <table:table-cell office:value-type="float" office:value="990461.743" calcext:value-type="float">
            <text:p>990461.743</text:p>
          </table:table-cell>
          <table:table-cell office:value-type="float" office:value="0.096" calcext:value-type="float">
            <text:p>0.096</text:p>
          </table:table-cell>
          <table:table-cell/>
          <table:table-cell office:value-type="float" office:value="2168084" calcext:value-type="float">
            <text:p>2168084</text:p>
          </table:table-cell>
          <table:table-cell office:value-type="float" office:value="846921.254" calcext:value-type="float">
            <text:p>846921.254</text:p>
          </table:table-cell>
          <table:table-cell office:value-type="float" office:value="1190.943" calcext:value-type="float">
            <text:p>1190.943</text:p>
          </table:table-cell>
          <table:table-cell office:value-type="float" office:value="0.001" calcext:value-type="float">
            <text:p>0.001</text:p>
          </table:table-cell>
          <table:table-cell office:value-type="float" office:value="888739.145" calcext:value-type="float">
            <text:p>888739.145</text:p>
          </table:table-cell>
          <table:table-cell office:value-type="float" office:value="0.041" calcext:value-type="float">
            <text:p>0.041</text:p>
          </table:table-cell>
        </table:table-row>
      </table:table>
      <table:table table:name="300" table:style-name="ta1">
        <table:shapes>
          <draw:frame draw:z-index="0" draw:style-name="gr1" draw:text-style-name="P1" svg:width="6.2988in" svg:height="3.5429in" svg:x="10.0728in" svg:y="0.3949in">
            <draw:object draw:notify-on-update-of-ranges="'300'.B3:'300'.B11 '300'.I3:'300'.I11 '300'.P3:'300'.P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tbb</text:p>
          </table:table-cell>
          <table:table-cell table:number-columns-repeated="6"/>
          <table:table-cell office:value-type="string" calcext:value-type="string">
            <text:p>mpmc</text:p>
          </table:table-cell>
          <table:table-cell table:number-columns-repeated="6"/>
          <table:table-cell office:value-type="string" calcext:value-type="string">
            <text:p>wc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24728" calcext:value-type="float">
            <text:p>1424728</text:p>
          </table:table-cell>
          <table:table-cell office:value-type="float" office:value="55654.438" calcext:value-type="float">
            <text:p>55654.438</text:p>
          </table:table-cell>
          <table:table-cell office:value-type="float" office:value="0.497" calcext:value-type="float">
            <text:p>0.4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-nan</text:p>
          </table:table-cell>
          <table:table-cell/>
          <table:table-cell office:value-type="float" office:value="1415868" calcext:value-type="float">
            <text:p>1415868</text:p>
          </table:table-cell>
          <table:table-cell office:value-type="float" office:value="55308.07" calcext:value-type="float">
            <text:p>55308.07</text:p>
          </table:table-cell>
          <table:table-cell office:value-type="float" office:value="55416.411" calcext:value-type="float">
            <text:p>55416.411</text:p>
          </table:table-cell>
          <table:table-cell office:value-type="float" office:value="1.002" calcext:value-type="float">
            <text:p>1.002</text:p>
          </table:table-cell>
          <table:table-cell table:number-columns-repeated="2" office:value-type="string" calcext:value-type="string">
            <text:p><text:s/>-nan</text:p>
          </table:table-cell>
          <table:table-cell/>
          <table:table-cell office:value-type="float" office:value="1361320" calcext:value-type="float">
            <text:p>1361320</text:p>
          </table:table-cell>
          <table:table-cell office:value-type="float" office:value="53177.406" calcext:value-type="float">
            <text:p>53177.406</text:p>
          </table:table-cell>
          <table:table-cell office:value-type="float" office:value="0.863" calcext:value-type="float">
            <text:p>0.8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-nan</text:p>
          </table:table-cell>
        </table:table-row>
        <table:table-row table:style-name="ro1">
          <table:table-cell/>
          <table:table-cell office:value-type="float" office:value="1250186" calcext:value-type="float">
            <text:p>1250186</text:p>
          </table:table-cell>
          <table:table-cell office:value-type="float" office:value="97672.258" calcext:value-type="float">
            <text:p>97672.258</text:p>
          </table:table-cell>
          <table:table-cell office:value-type="float" office:value="0.604" calcext:value-type="float">
            <text:p>0.604</text:p>
          </table:table-cell>
          <table:table-cell office:value-type="float" office:value="0" calcext:value-type="float">
            <text:p>0</text:p>
          </table:table-cell>
          <table:table-cell office:value-type="float" office:value="3423.811" calcext:value-type="float">
            <text:p>3423.8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12457" calcext:value-type="float">
            <text:p>1312457</text:p>
          </table:table-cell>
          <table:table-cell office:value-type="float" office:value="102537.199" calcext:value-type="float">
            <text:p>102537.199</text:p>
          </table:table-cell>
          <table:table-cell office:value-type="float" office:value="72434.06" calcext:value-type="float">
            <text:p>72434.06</text:p>
          </table:table-cell>
          <table:table-cell office:value-type="float" office:value="0.706" calcext:value-type="float">
            <text:p>0.706</text:p>
          </table:table-cell>
          <table:table-cell office:value-type="float" office:value="10372.549" calcext:value-type="float">
            <text:p>10372.549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1241827" calcext:value-type="float">
            <text:p>1241827</text:p>
          </table:table-cell>
          <table:table-cell office:value-type="float" office:value="97019.301" calcext:value-type="float">
            <text:p>97019.301</text:p>
          </table:table-cell>
          <table:table-cell office:value-type="float" office:value="41.281" calcext:value-type="float">
            <text:p>41.281</text:p>
          </table:table-cell>
          <table:table-cell office:value-type="float" office:value="0" calcext:value-type="float">
            <text:p>0</text:p>
          </table:table-cell>
          <table:table-cell office:value-type="float" office:value="113.844" calcext:value-type="float">
            <text:p>113.8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42682" calcext:value-type="float">
            <text:p>1142682</text:p>
          </table:table-cell>
          <table:table-cell office:value-type="float" office:value="133909.926" calcext:value-type="float">
            <text:p>133909.926</text:p>
          </table:table-cell>
          <table:table-cell office:value-type="float" office:value="0.771" calcext:value-type="float">
            <text:p>0.771</text:p>
          </table:table-cell>
          <table:table-cell office:value-type="float" office:value="0" calcext:value-type="float">
            <text:p>0</text:p>
          </table:table-cell>
          <table:table-cell office:value-type="float" office:value="17863.424" calcext:value-type="float">
            <text:p>17863.424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1235914" calcext:value-type="float">
            <text:p>1235914</text:p>
          </table:table-cell>
          <table:table-cell office:value-type="float" office:value="144835.988" calcext:value-type="float">
            <text:p>144835.988</text:p>
          </table:table-cell>
          <table:table-cell office:value-type="float" office:value="112409.241" calcext:value-type="float">
            <text:p>112409.241</text:p>
          </table:table-cell>
          <table:table-cell office:value-type="float" office:value="0.776" calcext:value-type="float">
            <text:p>0.776</text:p>
          </table:table-cell>
          <table:table-cell office:value-type="float" office:value="65701.772" calcext:value-type="float">
            <text:p>65701.772</text:p>
          </table:table-cell>
          <table:table-cell office:value-type="float" office:value="0.005" calcext:value-type="float">
            <text:p>0.005</text:p>
          </table:table-cell>
          <table:table-cell/>
          <table:table-cell office:value-type="float" office:value="1234430" calcext:value-type="float">
            <text:p>1234430</text:p>
          </table:table-cell>
          <table:table-cell office:value-type="float" office:value="144662.09" calcext:value-type="float">
            <text:p>144662.09</text:p>
          </table:table-cell>
          <table:table-cell office:value-type="float" office:value="231.143" calcext:value-type="float">
            <text:p>231.143</text:p>
          </table:table-cell>
          <table:table-cell office:value-type="float" office:value="0.002" calcext:value-type="float">
            <text:p>0.002</text:p>
          </table:table-cell>
          <table:table-cell office:value-type="float" office:value="4532.079" calcext:value-type="float">
            <text:p>4532.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49465" calcext:value-type="float">
            <text:p>1149465</text:p>
          </table:table-cell>
          <table:table-cell office:value-type="float" office:value="179606.969" calcext:value-type="float">
            <text:p>179606.969</text:p>
          </table:table-cell>
          <table:table-cell office:value-type="float" office:value="0.994" calcext:value-type="float">
            <text:p>0.994</text:p>
          </table:table-cell>
          <table:table-cell office:value-type="float" office:value="0" calcext:value-type="float">
            <text:p>0</text:p>
          </table:table-cell>
          <table:table-cell office:value-type="float" office:value="21603.859" calcext:value-type="float">
            <text:p>21603.859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1163046" calcext:value-type="float">
            <text:p>1163046</text:p>
          </table:table-cell>
          <table:table-cell office:value-type="float" office:value="181728.637" calcext:value-type="float">
            <text:p>181728.637</text:p>
          </table:table-cell>
          <table:table-cell office:value-type="float" office:value="176494.636" calcext:value-type="float">
            <text:p>176494.636</text:p>
          </table:table-cell>
          <table:table-cell office:value-type="float" office:value="0.971" calcext:value-type="float">
            <text:p>0.971</text:p>
          </table:table-cell>
          <table:table-cell office:value-type="float" office:value="116384.48" calcext:value-type="float">
            <text:p>116384.4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229331" calcext:value-type="float">
            <text:p>1229331</text:p>
          </table:table-cell>
          <table:table-cell office:value-type="float" office:value="192086.332" calcext:value-type="float">
            <text:p>192086.332</text:p>
          </table:table-cell>
          <table:table-cell office:value-type="float" office:value="204.532" calcext:value-type="float">
            <text:p>204.532</text:p>
          </table:table-cell>
          <table:table-cell office:value-type="float" office:value="0.001" calcext:value-type="float">
            <text:p>0.001</text:p>
          </table:table-cell>
          <table:table-cell office:value-type="float" office:value="13338.051" calcext:value-type="float">
            <text:p>13338.05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/>
          <table:table-cell office:value-type="float" office:value="1062055" calcext:value-type="float">
            <text:p>1062055</text:p>
          </table:table-cell>
          <table:table-cell office:value-type="float" office:value="207435.496" calcext:value-type="float">
            <text:p>207435.496</text:p>
          </table:table-cell>
          <table:table-cell office:value-type="float" office:value="2.42" calcext:value-type="float">
            <text:p>2.42</text:p>
          </table:table-cell>
          <table:table-cell office:value-type="float" office:value="0" calcext:value-type="float">
            <text:p>0</text:p>
          </table:table-cell>
          <table:table-cell office:value-type="float" office:value="50360.498" calcext:value-type="float">
            <text:p>50360.498</text:p>
          </table:table-cell>
          <table:table-cell office:value-type="float" office:value="0.005" calcext:value-type="float">
            <text:p>0.005</text:p>
          </table:table-cell>
          <table:table-cell/>
          <table:table-cell office:value-type="float" office:value="1097177" calcext:value-type="float">
            <text:p>1097177</text:p>
          </table:table-cell>
          <table:table-cell office:value-type="float" office:value="214295.246" calcext:value-type="float">
            <text:p>214295.246</text:p>
          </table:table-cell>
          <table:table-cell office:value-type="float" office:value="206486.823" calcext:value-type="float">
            <text:p>206486.823</text:p>
          </table:table-cell>
          <table:table-cell office:value-type="float" office:value="0.964" calcext:value-type="float">
            <text:p>0.964</text:p>
          </table:table-cell>
          <table:table-cell office:value-type="float" office:value="150333.427" calcext:value-type="float">
            <text:p>150333.427</text:p>
          </table:table-cell>
          <table:table-cell office:value-type="float" office:value="0.014" calcext:value-type="float">
            <text:p>0.014</text:p>
          </table:table-cell>
          <table:table-cell/>
          <table:table-cell office:value-type="float" office:value="1222762" calcext:value-type="float">
            <text:p>1222762</text:p>
          </table:table-cell>
          <table:table-cell office:value-type="float" office:value="238824.785" calcext:value-type="float">
            <text:p>238824.785</text:p>
          </table:table-cell>
          <table:table-cell office:value-type="float" office:value="153.268" calcext:value-type="float">
            <text:p>153.268</text:p>
          </table:table-cell>
          <table:table-cell office:value-type="float" office:value="0.001" calcext:value-type="float">
            <text:p>0.001</text:p>
          </table:table-cell>
          <table:table-cell office:value-type="float" office:value="14653.248" calcext:value-type="float">
            <text:p>14653.248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/>
          <table:table-cell office:value-type="float" office:value="1032897" calcext:value-type="float">
            <text:p>1032897</text:p>
          </table:table-cell>
          <table:table-cell office:value-type="float" office:value="242088.543" calcext:value-type="float">
            <text:p>242088.543</text:p>
          </table:table-cell>
          <table:table-cell office:value-type="float" office:value="5.026" calcext:value-type="float">
            <text:p>5.026</text:p>
          </table:table-cell>
          <table:table-cell office:value-type="float" office:value="0" calcext:value-type="float">
            <text:p>0</text:p>
          </table:table-cell>
          <table:table-cell office:value-type="float" office:value="53309.125" calcext:value-type="float">
            <text:p>53309.125</text:p>
          </table:table-cell>
          <table:table-cell office:value-type="float" office:value="0.005" calcext:value-type="float">
            <text:p>0.005</text:p>
          </table:table-cell>
          <table:table-cell/>
          <table:table-cell office:value-type="float" office:value="1050901" calcext:value-type="float">
            <text:p>1050901</text:p>
          </table:table-cell>
          <table:table-cell office:value-type="float" office:value="246308.832" calcext:value-type="float">
            <text:p>246308.832</text:p>
          </table:table-cell>
          <table:table-cell office:value-type="float" office:value="233932.341" calcext:value-type="float">
            <text:p>233932.341</text:p>
          </table:table-cell>
          <table:table-cell office:value-type="float" office:value="0.95" calcext:value-type="float">
            <text:p>0.95</text:p>
          </table:table-cell>
          <table:table-cell office:value-type="float" office:value="183718.847" calcext:value-type="float">
            <text:p>183718.847</text:p>
          </table:table-cell>
          <table:table-cell office:value-type="float" office:value="0.017" calcext:value-type="float">
            <text:p>0.017</text:p>
          </table:table-cell>
          <table:table-cell/>
          <table:table-cell office:value-type="float" office:value="1215989" calcext:value-type="float">
            <text:p>1215989</text:p>
          </table:table-cell>
          <table:table-cell office:value-type="float" office:value="285002.078" calcext:value-type="float">
            <text:p>285002.078</text:p>
          </table:table-cell>
          <table:table-cell office:value-type="float" office:value="579.567" calcext:value-type="float">
            <text:p>579.567</text:p>
          </table:table-cell>
          <table:table-cell office:value-type="float" office:value="0.002" calcext:value-type="float">
            <text:p>0.002</text:p>
          </table:table-cell>
          <table:table-cell office:value-type="float" office:value="11860.445" calcext:value-type="float">
            <text:p>11860.44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/>
          <table:table-cell office:value-type="float" office:value="999795" calcext:value-type="float">
            <text:p>999795</text:p>
          </table:table-cell>
          <table:table-cell office:value-type="float" office:value="273385.551" calcext:value-type="float">
            <text:p>273385.551</text:p>
          </table:table-cell>
          <table:table-cell office:value-type="float" office:value="7.118" calcext:value-type="float">
            <text:p>7.118</text:p>
          </table:table-cell>
          <table:table-cell office:value-type="float" office:value="0" calcext:value-type="float">
            <text:p>0</text:p>
          </table:table-cell>
          <table:table-cell office:value-type="float" office:value="20438.685" calcext:value-type="float">
            <text:p>20438.685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1067133" calcext:value-type="float">
            <text:p>1067133</text:p>
          </table:table-cell>
          <table:table-cell office:value-type="float" office:value="291798.98" calcext:value-type="float">
            <text:p>291798.98</text:p>
          </table:table-cell>
          <table:table-cell office:value-type="float" office:value="278981.437" calcext:value-type="float">
            <text:p>278981.437</text:p>
          </table:table-cell>
          <table:table-cell office:value-type="float" office:value="0.956" calcext:value-type="float">
            <text:p>0.956</text:p>
          </table:table-cell>
          <table:table-cell office:value-type="float" office:value="177709.791" calcext:value-type="float">
            <text:p>177709.791</text:p>
          </table:table-cell>
          <table:table-cell office:value-type="float" office:value="0.017" calcext:value-type="float">
            <text:p>0.017</text:p>
          </table:table-cell>
          <table:table-cell/>
          <table:table-cell office:value-type="float" office:value="1208813" calcext:value-type="float">
            <text:p>1208813</text:p>
          </table:table-cell>
          <table:table-cell office:value-type="float" office:value="330540.219" calcext:value-type="float">
            <text:p>330540.219</text:p>
          </table:table-cell>
          <table:table-cell office:value-type="float" office:value="514.296" calcext:value-type="float">
            <text:p>514.296</text:p>
          </table:table-cell>
          <table:table-cell office:value-type="float" office:value="0.002" calcext:value-type="float">
            <text:p>0.002</text:p>
          </table:table-cell>
          <table:table-cell office:value-type="float" office:value="34281.13" calcext:value-type="float">
            <text:p>34281.13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/>
          <table:table-cell office:value-type="float" office:value="927715" calcext:value-type="float">
            <text:p>927715</text:p>
          </table:table-cell>
          <table:table-cell office:value-type="float" office:value="289914.824" calcext:value-type="float">
            <text:p>289914.824</text:p>
          </table:table-cell>
          <table:table-cell office:value-type="float" office:value="6.515" calcext:value-type="float">
            <text:p>6.515</text:p>
          </table:table-cell>
          <table:table-cell office:value-type="float" office:value="0" calcext:value-type="float">
            <text:p>0</text:p>
          </table:table-cell>
          <table:table-cell office:value-type="float" office:value="190980.69" calcext:value-type="float">
            <text:p>190980.69</text:p>
          </table:table-cell>
          <table:table-cell office:value-type="float" office:value="0.021" calcext:value-type="float">
            <text:p>0.021</text:p>
          </table:table-cell>
          <table:table-cell/>
          <table:table-cell office:value-type="float" office:value="984836" calcext:value-type="float">
            <text:p>984836</text:p>
          </table:table-cell>
          <table:table-cell office:value-type="float" office:value="307765.633" calcext:value-type="float">
            <text:p>307765.633</text:p>
          </table:table-cell>
          <table:table-cell office:value-type="float" office:value="291945.462" calcext:value-type="float">
            <text:p>291945.462</text:p>
          </table:table-cell>
          <table:table-cell office:value-type="float" office:value="0.949" calcext:value-type="float">
            <text:p>0.949</text:p>
          </table:table-cell>
          <table:table-cell office:value-type="float" office:value="166852.523" calcext:value-type="float">
            <text:p>166852.523</text:p>
          </table:table-cell>
          <table:table-cell office:value-type="float" office:value="0.017" calcext:value-type="float">
            <text:p>0.017</text:p>
          </table:table-cell>
          <table:table-cell/>
          <table:table-cell office:value-type="float" office:value="1200385" calcext:value-type="float">
            <text:p>1200385</text:p>
          </table:table-cell>
          <table:table-cell office:value-type="float" office:value="375126.195" calcext:value-type="float">
            <text:p>375126.195</text:p>
          </table:table-cell>
          <table:table-cell office:value-type="float" office:value="428.401" calcext:value-type="float">
            <text:p>428.401</text:p>
          </table:table-cell>
          <table:table-cell office:value-type="float" office:value="0.001" calcext:value-type="float">
            <text:p>0.001</text:p>
          </table:table-cell>
          <table:table-cell office:value-type="float" office:value="19173.237" calcext:value-type="float">
            <text:p>19173.237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/>
          <table:table-cell office:value-type="float" office:value="773735" calcext:value-type="float">
            <text:p>773735</text:p>
          </table:table-cell>
          <table:table-cell office:value-type="float" office:value="272020.246" calcext:value-type="float">
            <text:p>272020.246</text:p>
          </table:table-cell>
          <table:table-cell office:value-type="float" office:value="3.955" calcext:value-type="float">
            <text:p>3.955</text:p>
          </table:table-cell>
          <table:table-cell office:value-type="float" office:value="0" calcext:value-type="float">
            <text:p>0</text:p>
          </table:table-cell>
          <table:table-cell office:value-type="float" office:value="287731.689" calcext:value-type="float">
            <text:p>287731.689</text:p>
          </table:table-cell>
          <table:table-cell office:value-type="float" office:value="0.037" calcext:value-type="float">
            <text:p>0.037</text:p>
          </table:table-cell>
          <table:table-cell/>
          <table:table-cell office:value-type="float" office:value="931262" calcext:value-type="float">
            <text:p>931262</text:p>
          </table:table-cell>
          <table:table-cell office:value-type="float" office:value="327401.84" calcext:value-type="float">
            <text:p>327401.84</text:p>
          </table:table-cell>
          <table:table-cell office:value-type="float" office:value="307135.856" calcext:value-type="float">
            <text:p>307135.856</text:p>
          </table:table-cell>
          <table:table-cell office:value-type="float" office:value="0.938" calcext:value-type="float">
            <text:p>0.938</text:p>
          </table:table-cell>
          <table:table-cell office:value-type="float" office:value="123338.593" calcext:value-type="float">
            <text:p>123338.593</text:p>
          </table:table-cell>
          <table:table-cell office:value-type="float" office:value="0.013" calcext:value-type="float">
            <text:p>0.013</text:p>
          </table:table-cell>
          <table:table-cell/>
          <table:table-cell office:value-type="float" office:value="1182150" calcext:value-type="float">
            <text:p>1182150</text:p>
          </table:table-cell>
          <table:table-cell office:value-type="float" office:value="415606.453" calcext:value-type="float">
            <text:p>415606.453</text:p>
          </table:table-cell>
          <table:table-cell office:value-type="float" office:value="521.242" calcext:value-type="float">
            <text:p>521.242</text:p>
          </table:table-cell>
          <table:table-cell office:value-type="float" office:value="0.001" calcext:value-type="float">
            <text:p>0.001</text:p>
          </table:table-cell>
          <table:table-cell office:value-type="float" office:value="35872.205" calcext:value-type="float">
            <text:p>35872.205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/>
          <table:table-cell office:value-type="float" office:value="627030" calcext:value-type="float">
            <text:p>627030</text:p>
          </table:table-cell>
          <table:table-cell office:value-type="float" office:value="244937.312" calcext:value-type="float">
            <text:p>244937.312</text:p>
          </table:table-cell>
          <table:table-cell office:value-type="float" office:value="4.688" calcext:value-type="float">
            <text:p>4.688</text:p>
          </table:table-cell>
          <table:table-cell office:value-type="float" office:value="0" calcext:value-type="float">
            <text:p>0</text:p>
          </table:table-cell>
          <table:table-cell office:value-type="float" office:value="607472.284" calcext:value-type="float">
            <text:p>607472.284</text:p>
          </table:table-cell>
          <table:table-cell office:value-type="float" office:value="0.097" calcext:value-type="float">
            <text:p>0.097</text:p>
          </table:table-cell>
          <table:table-cell/>
          <table:table-cell office:value-type="float" office:value="825353" calcext:value-type="float">
            <text:p>825353</text:p>
          </table:table-cell>
          <table:table-cell office:value-type="float" office:value="322408.219" calcext:value-type="float">
            <text:p>322408.219</text:p>
          </table:table-cell>
          <table:table-cell office:value-type="float" office:value="303471.005" calcext:value-type="float">
            <text:p>303471.005</text:p>
          </table:table-cell>
          <table:table-cell office:value-type="float" office:value="0.941" calcext:value-type="float">
            <text:p>0.941</text:p>
          </table:table-cell>
          <table:table-cell office:value-type="float" office:value="177754.756" calcext:value-type="float">
            <text:p>177754.756</text:p>
          </table:table-cell>
          <table:table-cell office:value-type="float" office:value="0.022" calcext:value-type="float">
            <text:p>0.022</text:p>
          </table:table-cell>
          <table:table-cell/>
          <table:table-cell office:value-type="float" office:value="1185446" calcext:value-type="float">
            <text:p>1185446</text:p>
          </table:table-cell>
          <table:table-cell office:value-type="float" office:value="463072.855" calcext:value-type="float">
            <text:p>463072.855</text:p>
          </table:table-cell>
          <table:table-cell office:value-type="float" office:value="1833.265" calcext:value-type="float">
            <text:p>1833.265</text:p>
          </table:table-cell>
          <table:table-cell office:value-type="float" office:value="0.004" calcext:value-type="float">
            <text:p>0.004</text:p>
          </table:table-cell>
          <table:table-cell office:value-type="float" office:value="44550.1" calcext:value-type="float">
            <text:p>44550.1</text:p>
          </table:table-cell>
          <table:table-cell office:value-type="float" office:value="0.004" calcext:value-type="float">
            <text:p>0.004</text:p>
          </table:table-cell>
        </table:table-row>
      </table:table>
      <table:table table:name="1000" table:style-name="ta1">
        <table:shapes>
          <draw:frame draw:z-index="0" draw:style-name="gr1" draw:text-style-name="P1" svg:width="6.302in" svg:height="3.5437in" svg:x="8.1472in" svg:y="3.1878in">
            <draw:object draw:notify-on-update-of-ranges="'1000'.B9:'1000'.B17 '1000'.I9:'1000'.I17 '1000'.P9:'1000'.P1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1" table:default-cell-style-name="Default"/>
        <table:table-row table:style-name="ro1" table:number-rows-repeated="6">
          <table:table-cell table:number-columns-repeated="21"/>
        </table:table-row>
        <table:table-row table:style-name="ro1">
          <table:table-cell/>
          <table:table-cell office:value-type="string" calcext:value-type="string">
            <text:p>tbb</text:p>
          </table:table-cell>
          <table:table-cell table:number-columns-repeated="6"/>
          <table:table-cell office:value-type="string" calcext:value-type="string">
            <text:p>mc</text:p>
          </table:table-cell>
          <table:table-cell table:number-columns-repeated="6"/>
          <table:table-cell office:value-type="string" calcext:value-type="string">
            <text:p>wc</text:p>
          </table:table-cell>
          <table:table-cell table:number-columns-repeated="5"/>
        </table:table-row>
        <table:table-row table:style-name="ro1">
          <table:table-cell/>
          <table:table-cell office:value-type="float" office:value="379776" calcext:value-type="float">
            <text:p>379776</text:p>
          </table:table-cell>
          <table:table-cell office:value-type="float" office:value="14835.219" calcext:value-type="float">
            <text:p>14835.219</text:p>
          </table:table-cell>
          <table:table-cell office:value-type="float" office:value="0.414" calcext:value-type="float">
            <text:p>0.4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-nan</text:p>
          </table:table-cell>
          <table:table-cell/>
          <table:table-cell office:value-type="float" office:value="379742" calcext:value-type="float">
            <text:p>379742</text:p>
          </table:table-cell>
          <table:table-cell office:value-type="float" office:value="14833.898" calcext:value-type="float">
            <text:p>14833.898</text:p>
          </table:table-cell>
          <table:table-cell office:value-type="float" office:value="14862.956" calcext:value-type="float">
            <text:p>14862.956</text:p>
          </table:table-cell>
          <table:table-cell office:value-type="float" office:value="1.002" calcext:value-type="float">
            <text:p>1.002</text:p>
          </table:table-cell>
          <table:table-cell table:number-columns-repeated="2" office:value-type="string" calcext:value-type="string">
            <text:p><text:s/>-nan</text:p>
          </table:table-cell>
          <table:table-cell/>
          <table:table-cell office:value-type="float" office:value="375016" calcext:value-type="float">
            <text:p>375016</text:p>
          </table:table-cell>
          <table:table-cell office:value-type="float" office:value="14649.324" calcext:value-type="float">
            <text:p>14649.324</text:p>
          </table:table-cell>
          <table:table-cell office:value-type="float" office:value="0.908" calcext:value-type="float">
            <text:p>0.9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-nan</text:p>
          </table:table-cell>
        </table:table-row>
        <table:table-row table:style-name="ro1">
          <table:table-cell/>
          <table:table-cell office:value-type="float" office:value="364939" calcext:value-type="float">
            <text:p>364939</text:p>
          </table:table-cell>
          <table:table-cell office:value-type="float" office:value="28511.309" calcext:value-type="float">
            <text:p>28511.309</text:p>
          </table:table-cell>
          <table:table-cell office:value-type="float" office:value="0.463" calcext:value-type="float">
            <text:p>0.463</text:p>
          </table:table-cell>
          <table:table-cell office:value-type="float" office:value="0" calcext:value-type="float">
            <text:p>0</text:p>
          </table:table-cell>
          <table:table-cell office:value-type="float" office:value="14182.441" calcext:value-type="float">
            <text:p>14182.441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float" office:value="371379" calcext:value-type="float">
            <text:p>371379</text:p>
          </table:table-cell>
          <table:table-cell office:value-type="float" office:value="29014.402" calcext:value-type="float">
            <text:p>29014.402</text:p>
          </table:table-cell>
          <table:table-cell office:value-type="float" office:value="20496.288" calcext:value-type="float">
            <text:p>20496.288</text:p>
          </table:table-cell>
          <table:table-cell office:value-type="float" office:value="0.706" calcext:value-type="float">
            <text:p>0.706</text:p>
          </table:table-cell>
          <table:table-cell office:value-type="float" office:value="6400.023" calcext:value-type="float">
            <text:p>6400.023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363772" calcext:value-type="float">
            <text:p>363772</text:p>
          </table:table-cell>
          <table:table-cell office:value-type="float" office:value="28420.148" calcext:value-type="float">
            <text:p>28420.148</text:p>
          </table:table-cell>
          <table:table-cell office:value-type="float" office:value="11.207" calcext:value-type="float">
            <text:p>11.207</text:p>
          </table:table-cell>
          <table:table-cell office:value-type="float" office:value="0" calcext:value-type="float">
            <text:p>0</text:p>
          </table:table-cell>
          <table:table-cell office:value-type="float" office:value="2538.513" calcext:value-type="float">
            <text:p>2538.513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/>
          <table:table-cell office:value-type="float" office:value="356709" calcext:value-type="float">
            <text:p>356709</text:p>
          </table:table-cell>
          <table:table-cell office:value-type="float" office:value="41802.535" calcext:value-type="float">
            <text:p>41802.535</text:p>
          </table:table-cell>
          <table:table-cell office:value-type="float" office:value="0.515" calcext:value-type="float">
            <text:p>0.515</text:p>
          </table:table-cell>
          <table:table-cell office:value-type="float" office:value="0" calcext:value-type="float">
            <text:p>0</text:p>
          </table:table-cell>
          <table:table-cell office:value-type="float" office:value="14570.53" calcext:value-type="float">
            <text:p>14570.53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float" office:value="364880" calcext:value-type="float">
            <text:p>364880</text:p>
          </table:table-cell>
          <table:table-cell office:value-type="float" office:value="42760.109" calcext:value-type="float">
            <text:p>42760.109</text:p>
          </table:table-cell>
          <table:table-cell office:value-type="float" office:value="50154.243" calcext:value-type="float">
            <text:p>50154.243</text:p>
          </table:table-cell>
          <table:table-cell office:value-type="float" office:value="1.173" calcext:value-type="float">
            <text:p>1.173</text:p>
          </table:table-cell>
          <table:table-cell office:value-type="float" office:value="1444.152" calcext:value-type="float">
            <text:p>1444.1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63178" calcext:value-type="float">
            <text:p>363178</text:p>
          </table:table-cell>
          <table:table-cell office:value-type="float" office:value="42560.801" calcext:value-type="float">
            <text:p>42560.801</text:p>
          </table:table-cell>
          <table:table-cell office:value-type="float" office:value="6.498" calcext:value-type="float">
            <text:p>6.498</text:p>
          </table:table-cell>
          <table:table-cell office:value-type="float" office:value="0" calcext:value-type="float">
            <text:p>0</text:p>
          </table:table-cell>
          <table:table-cell office:value-type="float" office:value="1086.459" calcext:value-type="float">
            <text:p>1086.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57538" calcext:value-type="float">
            <text:p>357538</text:p>
          </table:table-cell>
          <table:table-cell office:value-type="float" office:value="55866.238" calcext:value-type="float">
            <text:p>55866.238</text:p>
          </table:table-cell>
          <table:table-cell office:value-type="float" office:value="0.454" calcext:value-type="float">
            <text:p>0.454</text:p>
          </table:table-cell>
          <table:table-cell office:value-type="float" office:value="0" calcext:value-type="float">
            <text:p>0</text:p>
          </table:table-cell>
          <table:table-cell office:value-type="float" office:value="7924.741" calcext:value-type="float">
            <text:p>7924.741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356712" calcext:value-type="float">
            <text:p>356712</text:p>
          </table:table-cell>
          <table:table-cell office:value-type="float" office:value="55737.094" calcext:value-type="float">
            <text:p>55737.094</text:p>
          </table:table-cell>
          <table:table-cell office:value-type="float" office:value="57680.239" calcext:value-type="float">
            <text:p>57680.239</text:p>
          </table:table-cell>
          <table:table-cell office:value-type="float" office:value="1.035" calcext:value-type="float">
            <text:p>1.035</text:p>
          </table:table-cell>
          <table:table-cell office:value-type="float" office:value="13643.839" calcext:value-type="float">
            <text:p>13643.839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float" office:value="362689" calcext:value-type="float">
            <text:p>362689</text:p>
          </table:table-cell>
          <table:table-cell office:value-type="float" office:value="56671.219" calcext:value-type="float">
            <text:p>56671.219</text:p>
          </table:table-cell>
          <table:table-cell office:value-type="float" office:value="29.99" calcext:value-type="float">
            <text:p>29.99</text:p>
          </table:table-cell>
          <table:table-cell office:value-type="float" office:value="0.001" calcext:value-type="float">
            <text:p>0.001</text:p>
          </table:table-cell>
          <table:table-cell office:value-type="float" office:value="4081.276" calcext:value-type="float">
            <text:p>4081.27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/>
          <table:table-cell office:value-type="float" office:value="348424" calcext:value-type="float">
            <text:p>348424</text:p>
          </table:table-cell>
          <table:table-cell office:value-type="float" office:value="68052.703" calcext:value-type="float">
            <text:p>68052.703</text:p>
          </table:table-cell>
          <table:table-cell office:value-type="float" office:value="1.164" calcext:value-type="float">
            <text:p>1.164</text:p>
          </table:table-cell>
          <table:table-cell office:value-type="float" office:value="0" calcext:value-type="float">
            <text:p>0</text:p>
          </table:table-cell>
          <table:table-cell office:value-type="float" office:value="9259.227" calcext:value-type="float">
            <text:p>9259.227</text:p>
          </table:table-cell>
          <table:table-cell office:value-type="float" office:value="0.003" calcext:value-type="float">
            <text:p>0.003</text:p>
          </table:table-cell>
          <table:table-cell/>
          <table:table-cell office:value-type="float" office:value="356201" calcext:value-type="float">
            <text:p>356201</text:p>
          </table:table-cell>
          <table:table-cell office:value-type="float" office:value="69571.582" calcext:value-type="float">
            <text:p>69571.582</text:p>
          </table:table-cell>
          <table:table-cell office:value-type="float" office:value="67530.923" calcext:value-type="float">
            <text:p>67530.923</text:p>
          </table:table-cell>
          <table:table-cell office:value-type="float" office:value="0.971" calcext:value-type="float">
            <text:p>0.971</text:p>
          </table:table-cell>
          <table:table-cell office:value-type="float" office:value="10688.441" calcext:value-type="float">
            <text:p>10688.441</text:p>
          </table:table-cell>
          <table:table-cell office:value-type="float" office:value="0.003" calcext:value-type="float">
            <text:p>0.003</text:p>
          </table:table-cell>
          <table:table-cell/>
          <table:table-cell office:value-type="float" office:value="363236" calcext:value-type="float">
            <text:p>363236</text:p>
          </table:table-cell>
          <table:table-cell office:value-type="float" office:value="70945.664" calcext:value-type="float">
            <text:p>70945.664</text:p>
          </table:table-cell>
          <table:table-cell office:value-type="float" office:value="43.387" calcext:value-type="float">
            <text:p>43.387</text:p>
          </table:table-cell>
          <table:table-cell office:value-type="float" office:value="0.001" calcext:value-type="float">
            <text:p>0.001</text:p>
          </table:table-cell>
          <table:table-cell office:value-type="float" office:value="5330.462" calcext:value-type="float">
            <text:p>5330.46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/>
          <table:table-cell office:value-type="float" office:value="346414" calcext:value-type="float">
            <text:p>346414</text:p>
          </table:table-cell>
          <table:table-cell office:value-type="float" office:value="81192.07" calcext:value-type="float">
            <text:p>81192.07</text:p>
          </table:table-cell>
          <table:table-cell office:value-type="float" office:value="1.716" calcext:value-type="float">
            <text:p>1.716</text:p>
          </table:table-cell>
          <table:table-cell office:value-type="float" office:value="0" calcext:value-type="float">
            <text:p>0</text:p>
          </table:table-cell>
          <table:table-cell office:value-type="float" office:value="6369.533" calcext:value-type="float">
            <text:p>6369.533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358034" calcext:value-type="float">
            <text:p>358034</text:p>
          </table:table-cell>
          <table:table-cell office:value-type="float" office:value="83915.527" calcext:value-type="float">
            <text:p>83915.527</text:p>
          </table:table-cell>
          <table:table-cell office:value-type="float" office:value="80916.045" calcext:value-type="float">
            <text:p>80916.045</text:p>
          </table:table-cell>
          <table:table-cell office:value-type="float" office:value="0.964" calcext:value-type="float">
            <text:p>0.964</text:p>
          </table:table-cell>
          <table:table-cell office:value-type="float" office:value="13727.863" calcext:value-type="float">
            <text:p>13727.863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float" office:value="362152" calcext:value-type="float">
            <text:p>362152</text:p>
          </table:table-cell>
          <table:table-cell office:value-type="float" office:value="84880.863" calcext:value-type="float">
            <text:p>84880.863</text:p>
          </table:table-cell>
          <table:table-cell office:value-type="float" office:value="47.612" calcext:value-type="float">
            <text:p>47.612</text:p>
          </table:table-cell>
          <table:table-cell office:value-type="float" office:value="0.001" calcext:value-type="float">
            <text:p>0.001</text:p>
          </table:table-cell>
          <table:table-cell office:value-type="float" office:value="3706.894" calcext:value-type="float">
            <text:p>3706.894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/>
          <table:table-cell office:value-type="float" office:value="345266" calcext:value-type="float">
            <text:p>345266</text:p>
          </table:table-cell>
          <table:table-cell office:value-type="float" office:value="94410.27" calcext:value-type="float">
            <text:p>94410.27</text:p>
          </table:table-cell>
          <table:table-cell office:value-type="float" office:value="1.747" calcext:value-type="float">
            <text:p>1.747</text:p>
          </table:table-cell>
          <table:table-cell office:value-type="float" office:value="0" calcext:value-type="float">
            <text:p>0</text:p>
          </table:table-cell>
          <table:table-cell office:value-type="float" office:value="7270.759" calcext:value-type="float">
            <text:p>7270.759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351351" calcext:value-type="float">
            <text:p>351351</text:p>
          </table:table-cell>
          <table:table-cell office:value-type="float" office:value="96074.105" calcext:value-type="float">
            <text:p>96074.105</text:p>
          </table:table-cell>
          <table:table-cell office:value-type="float" office:value="91926.172" calcext:value-type="float">
            <text:p>91926.172</text:p>
          </table:table-cell>
          <table:table-cell office:value-type="float" office:value="0.957" calcext:value-type="float">
            <text:p>0.957</text:p>
          </table:table-cell>
          <table:table-cell office:value-type="float" office:value="8658.451" calcext:value-type="float">
            <text:p>8658.451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361845" calcext:value-type="float">
            <text:p>361845</text:p>
          </table:table-cell>
          <table:table-cell office:value-type="float" office:value="98943.848" calcext:value-type="float">
            <text:p>98943.848</text:p>
          </table:table-cell>
          <table:table-cell office:value-type="float" office:value="43.358" calcext:value-type="float">
            <text:p>43.358</text:p>
          </table:table-cell>
          <table:table-cell office:value-type="float" office:value="0" calcext:value-type="float">
            <text:p>0</text:p>
          </table:table-cell>
          <table:table-cell office:value-type="float" office:value="7385.256" calcext:value-type="float">
            <text:p>7385.256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/>
          <table:table-cell office:value-type="float" office:value="355647" calcext:value-type="float">
            <text:p>355647</text:p>
          </table:table-cell>
          <table:table-cell office:value-type="float" office:value="111141.266" calcext:value-type="float">
            <text:p>111141.266</text:p>
          </table:table-cell>
          <table:table-cell office:value-type="float" office:value="2.133" calcext:value-type="float">
            <text:p>2.133</text:p>
          </table:table-cell>
          <table:table-cell office:value-type="float" office:value="0" calcext:value-type="float">
            <text:p>0</text:p>
          </table:table-cell>
          <table:table-cell office:value-type="float" office:value="4044.642" calcext:value-type="float">
            <text:p>4044.642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346964" calcext:value-type="float">
            <text:p>346964</text:p>
          </table:table-cell>
          <table:table-cell office:value-type="float" office:value="108428.07" calcext:value-type="float">
            <text:p>108428.07</text:p>
          </table:table-cell>
          <table:table-cell office:value-type="float" office:value="103666.169" calcext:value-type="float">
            <text:p>103666.169</text:p>
          </table:table-cell>
          <table:table-cell office:value-type="float" office:value="0.956" calcext:value-type="float">
            <text:p>0.956</text:p>
          </table:table-cell>
          <table:table-cell office:value-type="float" office:value="17181.801" calcext:value-type="float">
            <text:p>17181.801</text:p>
          </table:table-cell>
          <table:table-cell office:value-type="float" office:value="0.005" calcext:value-type="float">
            <text:p>0.005</text:p>
          </table:table-cell>
          <table:table-cell/>
          <table:table-cell office:value-type="float" office:value="361450" calcext:value-type="float">
            <text:p>361450</text:p>
          </table:table-cell>
          <table:table-cell office:value-type="float" office:value="112954.973" calcext:value-type="float">
            <text:p>112954.973</text:p>
          </table:table-cell>
          <table:table-cell office:value-type="float" office:value="59.488" calcext:value-type="float">
            <text:p>59.488</text:p>
          </table:table-cell>
          <table:table-cell office:value-type="float" office:value="0.001" calcext:value-type="float">
            <text:p>0.001</text:p>
          </table:table-cell>
          <table:table-cell office:value-type="float" office:value="3804.379" calcext:value-type="float">
            <text:p>3804.379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/>
          <table:table-cell office:value-type="float" office:value="343816" calcext:value-type="float">
            <text:p>343816</text:p>
          </table:table-cell>
          <table:table-cell office:value-type="float" office:value="120874.711" calcext:value-type="float">
            <text:p>120874.711</text:p>
          </table:table-cell>
          <table:table-cell office:value-type="float" office:value="4.264" calcext:value-type="float">
            <text:p>4.264</text:p>
          </table:table-cell>
          <table:table-cell office:value-type="float" office:value="0" calcext:value-type="float">
            <text:p>0</text:p>
          </table:table-cell>
          <table:table-cell office:value-type="float" office:value="18670.402" calcext:value-type="float">
            <text:p>18670.402</text:p>
          </table:table-cell>
          <table:table-cell office:value-type="float" office:value="0.005" calcext:value-type="float">
            <text:p>0.005</text:p>
          </table:table-cell>
          <table:table-cell/>
          <table:table-cell office:value-type="float" office:value="344631" calcext:value-type="float">
            <text:p>344631</text:p>
          </table:table-cell>
          <table:table-cell office:value-type="float" office:value="121161.379" calcext:value-type="float">
            <text:p>121161.379</text:p>
          </table:table-cell>
          <table:table-cell office:value-type="float" office:value="114972.312" calcext:value-type="float">
            <text:p>114972.312</text:p>
          </table:table-cell>
          <table:table-cell office:value-type="float" office:value="0.949" calcext:value-type="float">
            <text:p>0.949</text:p>
          </table:table-cell>
          <table:table-cell office:value-type="float" office:value="18639.538" calcext:value-type="float">
            <text:p>18639.538</text:p>
          </table:table-cell>
          <table:table-cell office:value-type="float" office:value="0.005" calcext:value-type="float">
            <text:p>0.005</text:p>
          </table:table-cell>
          <table:table-cell/>
          <table:table-cell office:value-type="float" office:value="361051" calcext:value-type="float">
            <text:p>361051</text:p>
          </table:table-cell>
          <table:table-cell office:value-type="float" office:value="126934.059" calcext:value-type="float">
            <text:p>126934.059</text:p>
          </table:table-cell>
          <table:table-cell office:value-type="float" office:value="117.267" calcext:value-type="float">
            <text:p>117.267</text:p>
          </table:table-cell>
          <table:table-cell office:value-type="float" office:value="0.001" calcext:value-type="float">
            <text:p>0.001</text:p>
          </table:table-cell>
          <table:table-cell office:value-type="float" office:value="6601.537" calcext:value-type="float">
            <text:p>6601.537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/>
          <table:table-cell office:value-type="float" office:value="344187" calcext:value-type="float">
            <text:p>344187</text:p>
          </table:table-cell>
          <table:table-cell office:value-type="float" office:value="134450.43" calcext:value-type="float">
            <text:p>134450.43</text:p>
          </table:table-cell>
          <table:table-cell office:value-type="float" office:value="3.175" calcext:value-type="float">
            <text:p>3.175</text:p>
          </table:table-cell>
          <table:table-cell office:value-type="float" office:value="0" calcext:value-type="float">
            <text:p>0</text:p>
          </table:table-cell>
          <table:table-cell office:value-type="float" office:value="12660.609" calcext:value-type="float">
            <text:p>12660.609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float" office:value="347108" calcext:value-type="float">
            <text:p>347108</text:p>
          </table:table-cell>
          <table:table-cell office:value-type="float" office:value="135591.523" calcext:value-type="float">
            <text:p>135591.523</text:p>
          </table:table-cell>
          <table:table-cell office:value-type="float" office:value="128625.792" calcext:value-type="float">
            <text:p>128625.792</text:p>
          </table:table-cell>
          <table:table-cell office:value-type="float" office:value="0.949" calcext:value-type="float">
            <text:p>0.949</text:p>
          </table:table-cell>
          <table:table-cell office:value-type="float" office:value="21006.58" calcext:value-type="float">
            <text:p>21006.58</text:p>
          </table:table-cell>
          <table:table-cell office:value-type="float" office:value="0.006" calcext:value-type="float">
            <text:p>0.006</text:p>
          </table:table-cell>
          <table:table-cell/>
          <table:table-cell office:value-type="float" office:value="361233" calcext:value-type="float">
            <text:p>361233</text:p>
          </table:table-cell>
          <table:table-cell office:value-type="float" office:value="141109.023" calcext:value-type="float">
            <text:p>141109.023</text:p>
          </table:table-cell>
          <table:table-cell office:value-type="float" office:value="110.026" calcext:value-type="float">
            <text:p>110.026</text:p>
          </table:table-cell>
          <table:table-cell office:value-type="float" office:value="0.001" calcext:value-type="float">
            <text:p>0.001</text:p>
          </table:table-cell>
          <table:table-cell office:value-type="float" office:value="3130.016" calcext:value-type="float">
            <text:p>3130.01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number-columns-repeated="2"/>
          <table:table-cell table:style-name="ce1"/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6T13:07:44.382765345</meta:creation-date>
    <dc:date>2023-08-26T16:59:00.940406274</dc:date>
    <meta:editing-duration>PT56M12S</meta:editing-duration>
    <meta:editing-cycles>5</meta:editing-cycles>
    <meta:generator>LibreOffice/7.3.7.2$Linux_X86_64 LibreOffice_project/30$Build-2</meta:generator>
    <meta:document-statistic meta:table-count="4" meta:cell-count="732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21cm" svg:y="3.703cm" style:legend-expansion="high" chart:style-name="ch2"/>
        <chart:plot-area chart:style-name="ch3" table:cell-range-address="high.A4:high.A12 high.H4:high.H12 high.O4:high.O12" svg:x="0.32cm" svg:y="0.18cm" svg:width="12.481cm" svg:height="8.64cm">
          <chart:coordinate-region svg:x="2.053cm" svg:y="0.379cm" svg:width="10.65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igh.A4:high.A12" chart:class="chart:line">
            <chart:data-point chart:repeated="9"/>
          </chart:series>
          <chart:series chart:style-name="ch7" chart:values-cell-range-address="high.H4:high.H12" chart:class="chart:line">
            <chart:data-point chart:repeated="9"/>
          </chart:series>
          <chart:series chart:style-name="ch8" chart:values-cell-range-address="high.O4:high.O12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H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221120">
                <text:p>5221120</text:p>
                <draw:g>
                  <svg:desc>high.A4:high.A12</svg:desc>
                </draw:g>
              </table:table-cell>
              <table:table-cell office:value-type="float" office:value="6695604">
                <text:p>6695604</text:p>
                <draw:g>
                  <svg:desc>high.H4:high.H12</svg:desc>
                </draw:g>
              </table:table-cell>
              <table:table-cell office:value-type="float" office:value="8948564">
                <text:p>8948564</text:p>
                <draw:g>
                  <svg:desc>high.O4:high.O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31394">
                <text:p>2431394</text:p>
              </table:table-cell>
              <table:table-cell office:value-type="float" office:value="2903141">
                <text:p>2903141</text:p>
              </table:table-cell>
              <table:table-cell office:value-type="float" office:value="6274538">
                <text:p>62745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20277">
                <text:p>1820277</text:p>
              </table:table-cell>
              <table:table-cell office:value-type="float" office:value="2343423">
                <text:p>2343423</text:p>
              </table:table-cell>
              <table:table-cell office:value-type="float" office:value="3917880">
                <text:p>39178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06078">
                <text:p>1306078</text:p>
              </table:table-cell>
              <table:table-cell office:value-type="float" office:value="2249512">
                <text:p>2249512</text:p>
              </table:table-cell>
              <table:table-cell office:value-type="float" office:value="4001968">
                <text:p>4001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80125">
                <text:p>880125</text:p>
              </table:table-cell>
              <table:table-cell office:value-type="float" office:value="1493681">
                <text:p>1493681</text:p>
              </table:table-cell>
              <table:table-cell office:value-type="float" office:value="3002787">
                <text:p>30027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86586">
                <text:p>686586</text:p>
              </table:table-cell>
              <table:table-cell office:value-type="float" office:value="1383964">
                <text:p>1383964</text:p>
              </table:table-cell>
              <table:table-cell office:value-type="float" office:value="2880502">
                <text:p>28805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35476">
                <text:p>535476</text:p>
              </table:table-cell>
              <table:table-cell office:value-type="float" office:value="1212398">
                <text:p>1212398</text:p>
              </table:table-cell>
              <table:table-cell office:value-type="float" office:value="2341482">
                <text:p>23414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98146">
                <text:p>498146</text:p>
              </table:table-cell>
              <table:table-cell office:value-type="float" office:value="1051096">
                <text:p>1051096</text:p>
              </table:table-cell>
              <table:table-cell office:value-type="float" office:value="2398311">
                <text:p>23983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6528">
                <text:p>366528</text:p>
              </table:table-cell>
              <table:table-cell office:value-type="float" office:value="966761">
                <text:p>966761</text:p>
              </table:table-cell>
              <table:table-cell office:value-type="float" office:value="2329002">
                <text:p>23290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703cm" style:legend-expansion="high" chart:style-name="ch2"/>
        <chart:plot-area chart:style-name="ch3" table:cell-range-address="'100'.B3:'100'.B11 '100'.I3:'100'.I11 '100'.P3:'100'.P11" svg:x="0.32cm" svg:y="0.18cm" svg:width="12.508cm" svg:height="8.64cm">
          <chart:coordinate-region svg:x="1.867cm" svg:y="0.379cm" svg:width="10.86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00'.B3:'100'.B11" chart:class="chart:line">
            <chart:data-point chart:repeated="9"/>
          </chart:series>
          <chart:series chart:style-name="ch7" chart:values-cell-range-address="'100'.I3:'100'.I11" chart:class="chart:line">
            <chart:data-point chart:repeated="9"/>
          </chart:series>
          <chart:series chart:style-name="ch8" chart:values-cell-range-address="'100'.P3:'100'.P11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87265">
                <text:p>3187265</text:p>
                <draw:g>
                  <svg:desc>'100'.B3:'100'.B11</svg:desc>
                </draw:g>
              </table:table-cell>
              <table:table-cell office:value-type="float" office:value="3598778">
                <text:p>3598778</text:p>
                <draw:g>
                  <svg:desc>'100'.I3:'100'.I11</svg:desc>
                </draw:g>
              </table:table-cell>
              <table:table-cell office:value-type="float" office:value="3054020">
                <text:p>3054020</text:p>
                <draw:g>
                  <svg:desc>'100'.P3:'100'.P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52608">
                <text:p>2452608</text:p>
              </table:table-cell>
              <table:table-cell office:value-type="float" office:value="2593321">
                <text:p>2593321</text:p>
              </table:table-cell>
              <table:table-cell office:value-type="float" office:value="2965216">
                <text:p>29652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34459">
                <text:p>2034459</text:p>
              </table:table-cell>
              <table:table-cell office:value-type="float" office:value="2308287">
                <text:p>2308287</text:p>
              </table:table-cell>
              <table:table-cell office:value-type="float" office:value="2866389">
                <text:p>28663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48291">
                <text:p>1648291</text:p>
              </table:table-cell>
              <table:table-cell office:value-type="float" office:value="2075181">
                <text:p>2075181</text:p>
              </table:table-cell>
              <table:table-cell office:value-type="float" office:value="2766596">
                <text:p>27665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94661">
                <text:p>1194661</text:p>
              </table:table-cell>
              <table:table-cell office:value-type="float" office:value="1673057">
                <text:p>1673057</text:p>
              </table:table-cell>
              <table:table-cell office:value-type="float" office:value="2727332">
                <text:p>27273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9493">
                <text:p>909493</text:p>
              </table:table-cell>
              <table:table-cell office:value-type="float" office:value="1473020">
                <text:p>1473020</text:p>
              </table:table-cell>
              <table:table-cell office:value-type="float" office:value="2545441">
                <text:p>25454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5342">
                <text:p>705342</text:p>
              </table:table-cell>
              <table:table-cell office:value-type="float" office:value="1271134">
                <text:p>1271134</text:p>
              </table:table-cell>
              <table:table-cell office:value-type="float" office:value="2402802">
                <text:p>24028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89472">
                <text:p>589472</text:p>
              </table:table-cell>
              <table:table-cell office:value-type="float" office:value="1133054">
                <text:p>1133054</text:p>
              </table:table-cell>
              <table:table-cell office:value-type="float" office:value="2369723">
                <text:p>23697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84549">
                <text:p>484549</text:p>
              </table:table-cell>
              <table:table-cell office:value-type="float" office:value="1033362">
                <text:p>1033362</text:p>
              </table:table-cell>
              <table:table-cell office:value-type="float" office:value="2168084">
                <text:p>21680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703cm" style:legend-expansion="high" chart:style-name="ch2"/>
        <chart:plot-area chart:style-name="ch3" table:cell-range-address="'300'.B3:'300'.B11 '300'.I3:'300'.I11 '300'.P3:'300'.P11" svg:x="0.32cm" svg:y="0.18cm" svg:width="12.508cm" svg:height="8.64cm">
          <chart:coordinate-region svg:x="1.867cm" svg:y="0.379cm" svg:width="10.86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300'.B3:'300'.B11" chart:class="chart:line">
            <chart:data-point chart:repeated="9"/>
          </chart:series>
          <chart:series chart:style-name="ch7" chart:values-cell-range-address="'300'.I3:'300'.I11" chart:class="chart:line">
            <chart:data-point chart:repeated="9"/>
          </chart:series>
          <chart:series chart:style-name="ch8" chart:values-cell-range-address="'300'.P3:'300'.P11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50186">
                <text:p>1250186</text:p>
                <draw:g>
                  <svg:desc>'300'.B3:'300'.B11</svg:desc>
                </draw:g>
              </table:table-cell>
              <table:table-cell office:value-type="float" office:value="1312457">
                <text:p>1312457</text:p>
                <draw:g>
                  <svg:desc>'300'.I3:'300'.I11</svg:desc>
                </draw:g>
              </table:table-cell>
              <table:table-cell office:value-type="float" office:value="1241827">
                <text:p>1241827</text:p>
                <draw:g>
                  <svg:desc>'300'.P3:'300'.P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42682">
                <text:p>1142682</text:p>
              </table:table-cell>
              <table:table-cell office:value-type="float" office:value="1235914">
                <text:p>1235914</text:p>
              </table:table-cell>
              <table:table-cell office:value-type="float" office:value="1234430">
                <text:p>123443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49465">
                <text:p>1149465</text:p>
              </table:table-cell>
              <table:table-cell office:value-type="float" office:value="1163046">
                <text:p>1163046</text:p>
              </table:table-cell>
              <table:table-cell office:value-type="float" office:value="1229331">
                <text:p>12293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62055">
                <text:p>1062055</text:p>
              </table:table-cell>
              <table:table-cell office:value-type="float" office:value="1097177">
                <text:p>1097177</text:p>
              </table:table-cell>
              <table:table-cell office:value-type="float" office:value="1222762">
                <text:p>12227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32897">
                <text:p>1032897</text:p>
              </table:table-cell>
              <table:table-cell office:value-type="float" office:value="1050901">
                <text:p>1050901</text:p>
              </table:table-cell>
              <table:table-cell office:value-type="float" office:value="1215989">
                <text:p>12159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9795">
                <text:p>999795</text:p>
              </table:table-cell>
              <table:table-cell office:value-type="float" office:value="1067133">
                <text:p>1067133</text:p>
              </table:table-cell>
              <table:table-cell office:value-type="float" office:value="1208813">
                <text:p>12088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27715">
                <text:p>927715</text:p>
              </table:table-cell>
              <table:table-cell office:value-type="float" office:value="984836">
                <text:p>984836</text:p>
              </table:table-cell>
              <table:table-cell office:value-type="float" office:value="1200385">
                <text:p>12003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73735">
                <text:p>773735</text:p>
              </table:table-cell>
              <table:table-cell office:value-type="float" office:value="931262">
                <text:p>931262</text:p>
              </table:table-cell>
              <table:table-cell office:value-type="float" office:value="1182150">
                <text:p>11821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27030">
                <text:p>627030</text:p>
              </table:table-cell>
              <table:table-cell office:value-type="float" office:value="825353">
                <text:p>825353</text:p>
              </table:table-cell>
              <table:table-cell office:value-type="float" office:value="1185446">
                <text:p>118544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8cm" svg:height="9.002cm" xlink:href=".." xlink:type="simple" chart:class="chart:line" chart:style-name="ch1">
        <chart:legend chart:legend-position="end" svg:x="13.156cm" svg:y="3.704cm" style:legend-expansion="high" chart:style-name="ch2"/>
        <chart:plot-area chart:style-name="ch3" table:cell-range-address="'1000'.B9:'1000'.B17 '1000'.I9:'1000'.I17 '1000'.P9:'1000'.P17" svg:x="0.32cm" svg:y="0.18cm" svg:width="12.516cm" svg:height="8.642cm">
          <chart:coordinate-region svg:x="1.682cm" svg:y="0.379cm" svg:width="11.06cm" svg:height="7.79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000'.B9:'1000'.B17" chart:class="chart:line">
            <chart:data-point chart:repeated="9"/>
          </chart:series>
          <chart:series chart:style-name="ch7" chart:values-cell-range-address="'1000'.I9:'1000'.I17" chart:class="chart:line">
            <chart:data-point chart:repeated="9"/>
          </chart:series>
          <chart:series chart:style-name="ch8" chart:values-cell-range-address="'1000'.P9:'1000'.P17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4939">
                <text:p>364939</text:p>
                <draw:g>
                  <svg:desc>'1000'.B9:'1000'.B17</svg:desc>
                </draw:g>
              </table:table-cell>
              <table:table-cell office:value-type="float" office:value="371379">
                <text:p>371379</text:p>
                <draw:g>
                  <svg:desc>'1000'.I9:'1000'.I17</svg:desc>
                </draw:g>
              </table:table-cell>
              <table:table-cell office:value-type="float" office:value="363772">
                <text:p>363772</text:p>
                <draw:g>
                  <svg:desc>'1000'.P9:'1000'.P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6709">
                <text:p>356709</text:p>
              </table:table-cell>
              <table:table-cell office:value-type="float" office:value="364880">
                <text:p>364880</text:p>
              </table:table-cell>
              <table:table-cell office:value-type="float" office:value="363178">
                <text:p>3631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7538">
                <text:p>357538</text:p>
              </table:table-cell>
              <table:table-cell office:value-type="float" office:value="356712">
                <text:p>356712</text:p>
              </table:table-cell>
              <table:table-cell office:value-type="float" office:value="362689">
                <text:p>3626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8424">
                <text:p>348424</text:p>
              </table:table-cell>
              <table:table-cell office:value-type="float" office:value="356201">
                <text:p>356201</text:p>
              </table:table-cell>
              <table:table-cell office:value-type="float" office:value="363236">
                <text:p>3632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6414">
                <text:p>346414</text:p>
              </table:table-cell>
              <table:table-cell office:value-type="float" office:value="358034">
                <text:p>358034</text:p>
              </table:table-cell>
              <table:table-cell office:value-type="float" office:value="362152">
                <text:p>3621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5266">
                <text:p>345266</text:p>
              </table:table-cell>
              <table:table-cell office:value-type="float" office:value="351351">
                <text:p>351351</text:p>
              </table:table-cell>
              <table:table-cell office:value-type="float" office:value="361845">
                <text:p>3618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5647">
                <text:p>355647</text:p>
              </table:table-cell>
              <table:table-cell office:value-type="float" office:value="346964">
                <text:p>346964</text:p>
              </table:table-cell>
              <table:table-cell office:value-type="float" office:value="361450">
                <text:p>3614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3816">
                <text:p>343816</text:p>
              </table:table-cell>
              <table:table-cell office:value-type="float" office:value="344631">
                <text:p>344631</text:p>
              </table:table-cell>
              <table:table-cell office:value-type="float" office:value="361051">
                <text:p>3610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4187">
                <text:p>344187</text:p>
              </table:table-cell>
              <table:table-cell office:value-type="float" office:value="347108">
                <text:p>347108</text:p>
              </table:table-cell>
              <table:table-cell office:value-type="float" office:value="361233">
                <text:p>3612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